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3"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8" style:family="paragraph" style:parent-style-name="Standard">
      <style:text-properties fo:font-size="12pt" officeooo:rsid="007cf519" officeooo:paragraph-rsid="0094319a" style:font-size-asian="12pt" style:font-size-complex="12pt"/>
    </style:style>
    <style:style style:name="P139" style:family="paragraph" style:parent-style-name="Standard">
      <style:text-properties fo:font-size="12pt" officeooo:rsid="0094319a" officeooo:paragraph-rsid="0094319a" style:font-size-asian="12pt" style:font-size-complex="12pt"/>
    </style:style>
    <style:style style:name="P140"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center" style:justify-single-word="false"/>
      <style:text-properties officeooo:rsid="002c38f7" officeooo:paragraph-rsid="002c38f7"/>
    </style:style>
    <style:style style:name="P142" style:family="paragraph" style:parent-style-name="Standard">
      <style:text-properties officeooo:rsid="002f7972" officeooo:paragraph-rsid="002f7972"/>
    </style:style>
    <style:style style:name="P143" style:family="paragraph" style:parent-style-name="Standard">
      <style:text-properties officeooo:rsid="003100f6" officeooo:paragraph-rsid="003100f6"/>
    </style:style>
    <style:style style:name="P144" style:family="paragraph" style:parent-style-name="Standard">
      <style:text-properties officeooo:rsid="0033ccab" officeooo:paragraph-rsid="0033ccab"/>
    </style:style>
    <style:style style:name="P145" style:family="paragraph" style:parent-style-name="Standard">
      <style:text-properties officeooo:rsid="0033d560" officeooo:paragraph-rsid="0033d560"/>
    </style:style>
    <style:style style:name="P146" style:family="paragraph" style:parent-style-name="Standard">
      <style:text-properties officeooo:rsid="0035be01" officeooo:paragraph-rsid="0032aaf2"/>
    </style:style>
    <style:style style:name="P147" style:family="paragraph" style:parent-style-name="Standard">
      <style:text-properties officeooo:rsid="003813a8" officeooo:paragraph-rsid="003813a8"/>
    </style:style>
    <style:style style:name="P148" style:family="paragraph" style:parent-style-name="Standard">
      <style:text-properties style:use-window-font-color="true" style:font-name="Lucida Console" fo:font-size="9pt" fo:background-color="#ffffff" style:font-size-asian="9pt"/>
    </style:style>
    <style:style style:name="P149" style:family="paragraph" style:parent-style-name="Standard">
      <style:text-properties style:use-window-font-color="true" style:font-name="Lucida Console" fo:font-size="9pt" officeooo:rsid="0017ca82" officeooo:paragraph-rsid="0032aaf2" fo:background-color="#ffffff" style:font-size-asian="9pt"/>
    </style:style>
    <style:style style:name="P150" style:family="paragraph" style:parent-style-name="Standard">
      <style:text-properties style:use-window-font-color="true" style:font-name="Lucida Console" fo:font-size="9pt" officeooo:rsid="003813a8" officeooo:paragraph-rsid="003813a8" fo:background-color="#ffffff" style:font-size-asian="9pt"/>
    </style:style>
    <style:style style:name="P151" style:family="paragraph" style:parent-style-name="Standard">
      <style:text-properties fo:color="#ff4040" style:font-name="Lucida Console" fo:font-size="9pt" fo:background-color="#ffffff" style:font-size-asian="9pt"/>
    </style:style>
    <style:style style:name="P152" style:family="paragraph" style:parent-style-name="Standard">
      <style:text-properties style:text-underline-style="solid" style:text-underline-width="auto" style:text-underline-color="font-color" officeooo:rsid="0028fe81" officeooo:paragraph-rsid="0028fe81"/>
    </style:style>
    <style:style style:name="P153" style:family="paragraph" style:parent-style-name="Standard">
      <style:text-properties style:text-underline-style="solid" style:text-underline-width="auto" style:text-underline-color="font-color" officeooo:rsid="0033ccab" officeooo:paragraph-rsid="0033ccab"/>
    </style:style>
    <style:style style:name="P154" style:family="paragraph" style:parent-style-name="Standard">
      <style:text-properties officeooo:rsid="0041efa2" officeooo:paragraph-rsid="0041efa2"/>
    </style:style>
    <style:style style:name="P155" style:family="paragraph" style:parent-style-name="Standard">
      <style:text-properties officeooo:rsid="004503d3" officeooo:paragraph-rsid="004503d3"/>
    </style:style>
    <style:style style:name="P156" style:family="paragraph" style:parent-style-name="Standard">
      <style:text-properties officeooo:rsid="0047e8e3" officeooo:paragraph-rsid="004503d3"/>
    </style:style>
    <style:style style:name="P157" style:family="paragraph" style:parent-style-name="Standard">
      <style:text-properties officeooo:rsid="0047e8e3" officeooo:paragraph-rsid="0047e8e3"/>
    </style:style>
    <style:style style:name="P158" style:family="paragraph" style:parent-style-name="Standard">
      <style:text-properties officeooo:rsid="00487528" officeooo:paragraph-rsid="00487528"/>
    </style:style>
    <style:style style:name="P159" style:family="paragraph" style:parent-style-name="Standard">
      <style:text-properties officeooo:rsid="0048fec3" officeooo:paragraph-rsid="0048fec3"/>
    </style:style>
    <style:style style:name="P160" style:family="paragraph" style:parent-style-name="Standard">
      <style:text-properties officeooo:rsid="00496dc6" officeooo:paragraph-rsid="00496dc6"/>
    </style:style>
    <style:style style:name="P161" style:family="paragraph" style:parent-style-name="Standard">
      <style:text-properties officeooo:rsid="004a27cf" officeooo:paragraph-rsid="004a27cf"/>
    </style:style>
    <style:style style:name="P162" style:family="paragraph" style:parent-style-name="Standard">
      <style:text-properties officeooo:rsid="004bb0fe" officeooo:paragraph-rsid="004bb0fe"/>
    </style:style>
    <style:style style:name="P163" style:family="paragraph" style:parent-style-name="Standard">
      <style:text-properties officeooo:rsid="004f178f" officeooo:paragraph-rsid="004f178f"/>
    </style:style>
    <style:style style:name="P164" style:family="paragraph" style:parent-style-name="Standard">
      <style:text-properties officeooo:rsid="004ad44f" officeooo:paragraph-rsid="004ad44f"/>
    </style:style>
    <style:style style:name="P165" style:family="paragraph" style:parent-style-name="Standard">
      <style:text-properties officeooo:rsid="0053c0f8" officeooo:paragraph-rsid="0053c0f8"/>
    </style:style>
    <style:style style:name="P166" style:family="paragraph" style:parent-style-name="Standard">
      <style:text-properties officeooo:rsid="005afd25" officeooo:paragraph-rsid="005afd25"/>
    </style:style>
    <style:style style:name="P167" style:family="paragraph" style:parent-style-name="Standard">
      <style:text-properties officeooo:rsid="005e4361" officeooo:paragraph-rsid="005e4361"/>
    </style:style>
    <style:style style:name="P168" style:family="paragraph" style:parent-style-name="Standard">
      <style:text-properties officeooo:rsid="005fe8d1" officeooo:paragraph-rsid="005fe8d1"/>
    </style:style>
    <style:style style:name="P169" style:family="paragraph" style:parent-style-name="Standard">
      <style:text-properties officeooo:rsid="0062cfb1" officeooo:paragraph-rsid="0062cfb1"/>
    </style:style>
    <style:style style:name="P170" style:family="paragraph" style:parent-style-name="Standard">
      <style:text-properties officeooo:rsid="00633eac" officeooo:paragraph-rsid="00633eac"/>
    </style:style>
    <style:style style:name="P171" style:family="paragraph" style:parent-style-name="Standard">
      <style:text-properties officeooo:rsid="006392e5" officeooo:paragraph-rsid="006392e5"/>
    </style:style>
    <style:style style:name="P172" style:family="paragraph" style:parent-style-name="Standard">
      <style:text-properties officeooo:rsid="006392e5" officeooo:paragraph-rsid="007cf519"/>
    </style:style>
    <style:style style:name="P173" style:family="paragraph" style:parent-style-name="Standard">
      <style:text-properties officeooo:rsid="0064da0d" officeooo:paragraph-rsid="0064da0d"/>
    </style:style>
    <style:style style:name="P174" style:family="paragraph" style:parent-style-name="Standard">
      <style:text-properties officeooo:rsid="006d2d2e" officeooo:paragraph-rsid="006d2d2e"/>
    </style:style>
    <style:style style:name="P175" style:family="paragraph" style:parent-style-name="Standard">
      <style:text-properties fo:font-size="15pt" officeooo:rsid="006d2d2e" officeooo:paragraph-rsid="006d2d2e" style:font-size-asian="15pt" style:font-size-complex="15pt"/>
    </style:style>
    <style:style style:name="P176"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7" style:family="paragraph" style:parent-style-name="Standard">
      <style:text-properties officeooo:rsid="00705ff6" officeooo:paragraph-rsid="00705ff6"/>
    </style:style>
    <style:style style:name="P178" style:family="paragraph" style:parent-style-name="Standard">
      <style:text-properties officeooo:paragraph-rsid="0073d5ac"/>
    </style:style>
    <style:style style:name="P179" style:family="paragraph" style:parent-style-name="Standard">
      <style:text-properties officeooo:rsid="00740731" officeooo:paragraph-rsid="00740731"/>
    </style:style>
    <style:style style:name="P180" style:family="paragraph" style:parent-style-name="Standard">
      <style:text-properties fo:font-size="10pt" style:font-size-asian="10pt" style:font-size-complex="10pt"/>
    </style:style>
    <style:style style:name="P181" style:family="paragraph" style:parent-style-name="Standard">
      <style:text-properties fo:font-size="10pt" officeooo:rsid="0015e27d" officeooo:paragraph-rsid="0015e27d" style:font-size-asian="10pt" style:font-size-complex="10pt"/>
    </style:style>
    <style:style style:name="P182" style:family="paragraph" style:parent-style-name="Standard">
      <style:text-properties fo:font-size="10pt" officeooo:rsid="007d945d" officeooo:paragraph-rsid="007d945d" style:font-size-asian="10pt" style:font-size-complex="10pt"/>
    </style:style>
    <style:style style:name="P183" style:family="paragraph" style:parent-style-name="Standard">
      <style:text-properties fo:font-size="10pt" officeooo:rsid="013616cb" officeooo:paragraph-rsid="013616cb" style:font-size-asian="10pt" style:font-size-complex="10pt"/>
    </style:style>
    <style:style style:name="P18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8" style:family="paragraph" style:parent-style-name="Standard">
      <style:text-properties officeooo:rsid="007cf519" officeooo:paragraph-rsid="007cf519"/>
    </style:style>
    <style:style style:name="P189" style:family="paragraph" style:parent-style-name="Standard">
      <style:text-properties officeooo:rsid="0077f75e" officeooo:paragraph-rsid="0084ef85"/>
    </style:style>
    <style:style style:name="P190" style:family="paragraph" style:parent-style-name="Standard">
      <style:text-properties officeooo:rsid="007d945d" officeooo:paragraph-rsid="007d945d"/>
    </style:style>
    <style:style style:name="P191" style:family="paragraph" style:parent-style-name="Standard">
      <style:text-properties officeooo:rsid="007f2035" officeooo:paragraph-rsid="007d945d"/>
    </style:style>
    <style:style style:name="P192" style:family="paragraph" style:parent-style-name="Standard">
      <style:text-properties officeooo:rsid="00841ee4" officeooo:paragraph-rsid="00841ee4"/>
    </style:style>
    <style:style style:name="P193" style:family="paragraph" style:parent-style-name="Standard">
      <style:text-properties officeooo:rsid="00841ee4" officeooo:paragraph-rsid="0088feb1"/>
    </style:style>
    <style:style style:name="P194" style:family="paragraph" style:parent-style-name="Standard">
      <style:text-properties officeooo:rsid="00841ee4" officeooo:paragraph-rsid="008ff6d8"/>
    </style:style>
    <style:style style:name="P195" style:family="paragraph" style:parent-style-name="Standard">
      <style:text-properties officeooo:rsid="00876440" officeooo:paragraph-rsid="00876440"/>
    </style:style>
    <style:style style:name="P196" style:family="paragraph" style:parent-style-name="Standard">
      <style:text-properties officeooo:rsid="0088feb1" officeooo:paragraph-rsid="0088feb1"/>
    </style:style>
    <style:style style:name="P197" style:family="paragraph" style:parent-style-name="Standard">
      <style:paragraph-properties fo:text-align="center" style:justify-single-word="false"/>
      <style:text-properties officeooo:rsid="0088feb1" officeooo:paragraph-rsid="0088feb1"/>
    </style:style>
    <style:style style:name="P198" style:family="paragraph" style:parent-style-name="Standard">
      <style:text-properties officeooo:rsid="008abab6" officeooo:paragraph-rsid="008cba1c"/>
    </style:style>
    <style:style style:name="P199" style:family="paragraph" style:parent-style-name="Standard">
      <style:text-properties officeooo:rsid="008cba1c" officeooo:paragraph-rsid="008cba1c"/>
    </style:style>
    <style:style style:name="P200" style:family="paragraph" style:parent-style-name="Standard">
      <style:text-properties officeooo:rsid="008ecb01" officeooo:paragraph-rsid="008ecb01"/>
    </style:style>
    <style:style style:name="P20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2" style:family="paragraph" style:parent-style-name="Standard">
      <style:text-properties officeooo:rsid="0091492e" officeooo:paragraph-rsid="0091492e"/>
    </style:style>
    <style:style style:name="P203" style:family="paragraph" style:parent-style-name="Standard">
      <style:text-properties officeooo:rsid="00924fd9" officeooo:paragraph-rsid="00924fd9"/>
    </style:style>
    <style:style style:name="P204" style:family="paragraph" style:parent-style-name="Standard">
      <style:text-properties fo:font-size="8pt" style:font-size-asian="8pt" style:font-size-complex="8pt"/>
    </style:style>
    <style:style style:name="P205" style:family="paragraph" style:parent-style-name="Standard">
      <style:text-properties fo:font-size="8pt" officeooo:rsid="0015e27d" officeooo:paragraph-rsid="0015e27d" style:font-size-asian="8pt" style:font-size-complex="8pt"/>
    </style:style>
    <style:style style:name="P206" style:family="paragraph" style:parent-style-name="Standard">
      <style:text-properties fo:font-size="8pt" officeooo:rsid="00997572" officeooo:paragraph-rsid="00997572" style:font-size-asian="8pt" style:font-size-complex="8pt"/>
    </style:style>
    <style:style style:name="P207" style:family="paragraph" style:parent-style-name="Standard">
      <style:text-properties fo:font-size="8pt" officeooo:rsid="009ac739" officeooo:paragraph-rsid="009ac739" style:font-size-asian="8pt" style:font-size-complex="8pt"/>
    </style:style>
    <style:style style:name="P208" style:family="paragraph" style:parent-style-name="Standard">
      <style:text-properties officeooo:rsid="00985ed3" officeooo:paragraph-rsid="00985ed3"/>
    </style:style>
    <style:style style:name="P209" style:family="paragraph" style:parent-style-name="Standard">
      <style:text-properties officeooo:rsid="00997572" officeooo:paragraph-rsid="00997572"/>
    </style:style>
    <style:style style:name="P210" style:family="paragraph" style:parent-style-name="Standard">
      <style:text-properties officeooo:rsid="00998fd6" officeooo:paragraph-rsid="00998fd6"/>
    </style:style>
    <style:style style:name="P211" style:family="paragraph" style:parent-style-name="Standard">
      <style:text-properties officeooo:rsid="009ac739" officeooo:paragraph-rsid="0015e27d"/>
    </style:style>
    <style:style style:name="P212" style:family="paragraph" style:parent-style-name="Standard">
      <style:text-properties officeooo:rsid="009d099d" officeooo:paragraph-rsid="009d099d"/>
    </style:style>
    <style:style style:name="P213" style:family="paragraph" style:parent-style-name="Standard">
      <style:text-properties officeooo:rsid="009d59cd" officeooo:paragraph-rsid="009d59cd"/>
    </style:style>
    <style:style style:name="P214" style:family="paragraph" style:parent-style-name="Standard">
      <style:text-properties officeooo:rsid="009fdd41" officeooo:paragraph-rsid="009fdd41"/>
    </style:style>
    <style:style style:name="P215" style:family="paragraph" style:parent-style-name="Standard">
      <style:text-properties officeooo:rsid="00a3125e" officeooo:paragraph-rsid="00a3125e"/>
    </style:style>
    <style:style style:name="P216" style:family="paragraph" style:parent-style-name="Standard">
      <style:text-properties officeooo:rsid="00a5f458" officeooo:paragraph-rsid="00a5f458"/>
    </style:style>
    <style:style style:name="P217" style:family="paragraph" style:parent-style-name="Standard">
      <style:text-properties officeooo:rsid="00a7d953" officeooo:paragraph-rsid="00a7d953"/>
    </style:style>
    <style:style style:name="P218" style:family="paragraph" style:parent-style-name="Standard">
      <style:text-properties officeooo:rsid="00a4289a" officeooo:paragraph-rsid="00a966e4"/>
    </style:style>
    <style:style style:name="P219" style:family="paragraph" style:parent-style-name="Standard">
      <style:text-properties officeooo:rsid="00ab62cc" officeooo:paragraph-rsid="00ab62cc"/>
    </style:style>
    <style:style style:name="P220" style:family="paragraph" style:parent-style-name="Standard">
      <style:text-properties officeooo:rsid="00aded2b" officeooo:paragraph-rsid="00aded2b"/>
    </style:style>
    <style:style style:name="P221" style:family="paragraph" style:parent-style-name="Standard">
      <style:text-properties officeooo:rsid="00aded2b" officeooo:paragraph-rsid="0015e27d"/>
    </style:style>
    <style:style style:name="P222" style:family="paragraph" style:parent-style-name="Standard">
      <style:text-properties officeooo:rsid="00af094d" officeooo:paragraph-rsid="00af094d"/>
    </style:style>
    <style:style style:name="P223" style:family="paragraph" style:parent-style-name="Standard">
      <style:text-properties officeooo:rsid="00b09b9f" officeooo:paragraph-rsid="00b09b9f"/>
    </style:style>
    <style:style style:name="P224" style:family="paragraph" style:parent-style-name="Standard">
      <style:text-properties officeooo:rsid="00b7c64d" officeooo:paragraph-rsid="00b7c64d"/>
    </style:style>
    <style:style style:name="P225" style:family="paragraph" style:parent-style-name="Standard">
      <style:text-properties officeooo:rsid="00bb7b1a" officeooo:paragraph-rsid="00bb7b1a"/>
    </style:style>
    <style:style style:name="P226" style:family="paragraph" style:parent-style-name="Standard">
      <style:text-properties officeooo:rsid="00bdb04e" officeooo:paragraph-rsid="00bdb04e"/>
    </style:style>
    <style:style style:name="P227" style:family="paragraph" style:parent-style-name="Standard">
      <style:text-properties officeooo:rsid="00bdb04e" officeooo:paragraph-rsid="00cd5fba"/>
    </style:style>
    <style:style style:name="P228" style:family="paragraph" style:parent-style-name="Standard">
      <style:text-properties officeooo:rsid="00bdb04e" officeooo:paragraph-rsid="00d4b4fc"/>
    </style:style>
    <style:style style:name="P229" style:family="paragraph" style:parent-style-name="Standard">
      <style:text-properties officeooo:rsid="00c2bde5" officeooo:paragraph-rsid="00c2bde5"/>
    </style:style>
    <style:style style:name="P230" style:family="paragraph" style:parent-style-name="Standard">
      <style:text-properties officeooo:rsid="00c2bde5" officeooo:paragraph-rsid="00c4140e"/>
    </style:style>
    <style:style style:name="P231" style:family="paragraph" style:parent-style-name="Standard">
      <style:text-properties officeooo:rsid="00c2bde5" officeooo:paragraph-rsid="00e8d80d"/>
    </style:style>
    <style:style style:name="P232" style:family="paragraph" style:parent-style-name="Standard">
      <style:text-properties officeooo:rsid="00c4140e" officeooo:paragraph-rsid="00c4140e"/>
    </style:style>
    <style:style style:name="P233" style:family="paragraph" style:parent-style-name="Standard">
      <style:text-properties officeooo:rsid="00c79d2f" officeooo:paragraph-rsid="00c79d2f"/>
    </style:style>
    <style:style style:name="P234" style:family="paragraph" style:parent-style-name="Standard">
      <style:text-properties officeooo:rsid="00caa2a4" officeooo:paragraph-rsid="00caa2a4"/>
    </style:style>
    <style:style style:name="P235" style:family="paragraph" style:parent-style-name="Standard">
      <style:text-properties officeooo:rsid="00cd0c8d" officeooo:paragraph-rsid="00cd0c8d"/>
    </style:style>
    <style:style style:name="P236" style:family="paragraph" style:parent-style-name="Standard">
      <style:text-properties officeooo:rsid="00d0c4f5" officeooo:paragraph-rsid="00d0c4f5"/>
    </style:style>
    <style:style style:name="P237" style:family="paragraph" style:parent-style-name="Standard">
      <style:text-properties officeooo:rsid="00d8da60" officeooo:paragraph-rsid="00d8da60"/>
    </style:style>
    <style:style style:name="P238" style:family="paragraph" style:parent-style-name="Standard">
      <style:text-properties officeooo:paragraph-rsid="00dccb4d"/>
    </style:style>
    <style:style style:name="P239" style:family="paragraph" style:parent-style-name="Standard">
      <style:text-properties officeooo:rsid="00de8f8d" officeooo:paragraph-rsid="00de8f8d"/>
    </style:style>
    <style:style style:name="P240" style:family="paragraph" style:parent-style-name="Standard">
      <style:text-properties officeooo:rsid="00cbd9cd" officeooo:paragraph-rsid="00cd5fba"/>
    </style:style>
    <style:style style:name="P241" style:family="paragraph" style:parent-style-name="Table_20_Contents">
      <style:text-properties fo:background-color="#c6e3ff"/>
    </style:style>
    <style:style style:name="P242" style:family="paragraph" style:parent-style-name="Table_20_Contents">
      <style:paragraph-properties fo:text-align="start" style:justify-single-word="false"/>
      <style:text-properties fo:font-size="12pt" style:font-size-asian="10.5pt" style:font-size-complex="12pt"/>
    </style:style>
    <style:style style:name="P24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4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4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4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4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4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5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5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3" style:family="paragraph" style:parent-style-name="Horizontal_20_Line">
      <style:text-properties officeooo:rsid="007d945d"/>
    </style:style>
    <style:style style:name="P25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5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56" style:family="paragraph" style:parent-style-name="Text_20_body">
      <style:text-properties fo:font-weight="bold" officeooo:rsid="0133e8ab" officeooo:paragraph-rsid="0133e8ab" style:font-weight-asian="bold" style:font-weight-complex="bold"/>
    </style:style>
    <style:style style:name="P257" style:family="paragraph" style:parent-style-name="Text_20_body">
      <style:text-properties officeooo:rsid="013079a8" officeooo:paragraph-rsid="013079a8"/>
    </style:style>
    <style:style style:name="P258" style:family="paragraph" style:parent-style-name="Text_20_body">
      <style:text-properties officeooo:rsid="01323248" officeooo:paragraph-rsid="01323248"/>
    </style:style>
    <style:style style:name="P259" style:family="paragraph" style:parent-style-name="Text_20_body">
      <style:text-properties officeooo:paragraph-rsid="013443e6"/>
    </style:style>
    <style:style style:name="P260" style:family="paragraph" style:parent-style-name="Text_20_body">
      <style:text-properties officeooo:rsid="013595cf" officeooo:paragraph-rsid="013595cf"/>
    </style:style>
    <style:style style:name="P261" style:family="paragraph" style:parent-style-name="Text_20_body">
      <style:text-properties officeooo:rsid="013616cb" officeooo:paragraph-rsid="013616cb"/>
    </style:style>
    <style:style style:name="P262" style:family="paragraph" style:parent-style-name="Text_20_body">
      <style:text-properties officeooo:rsid="01375e63" officeooo:paragraph-rsid="01375e63"/>
    </style:style>
    <style:style style:name="P263" style:family="paragraph" style:parent-style-name="Text_20_body">
      <style:text-properties fo:font-weight="normal" officeooo:rsid="0133e8ab" officeooo:paragraph-rsid="0133e8ab" style:font-weight-asian="normal" style:font-weight-complex="normal"/>
    </style:style>
    <style:style style:name="P264" style:family="paragraph" style:parent-style-name="Standard" style:list-style-name="L1">
      <style:text-properties officeooo:rsid="000e89f0" officeooo:paragraph-rsid="000e89f0"/>
    </style:style>
    <style:style style:name="P265" style:family="paragraph" style:parent-style-name="Standard" style:list-style-name="L2">
      <style:text-properties officeooo:rsid="0010216a" officeooo:paragraph-rsid="0010216a"/>
    </style:style>
    <style:style style:name="P266" style:family="paragraph" style:parent-style-name="Standard" style:list-style-name="L3">
      <style:text-properties officeooo:rsid="0023de89" officeooo:paragraph-rsid="0026bb7d"/>
    </style:style>
    <style:style style:name="P267" style:family="paragraph" style:parent-style-name="Standard" style:list-style-name="L4">
      <style:text-properties officeooo:rsid="0028fe81" officeooo:paragraph-rsid="0028fe81"/>
    </style:style>
    <style:style style:name="P268"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69" style:family="paragraph" style:parent-style-name="Text_20_body">
      <style:text-properties officeooo:paragraph-rsid="0132b79e"/>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32b79e" style:font-weight-asian="bold" style:font-weight-complex="bold"/>
    </style:style>
    <style:style style:name="T16" style:family="text">
      <style:text-properties fo:font-weight="bold" fo:background-color="#fff200" loext:char-shading-value="0" style:font-weight-asian="bold" style:font-weight-complex="bold"/>
    </style:style>
    <style:style style:name="T17" style:family="text">
      <style:text-properties officeooo:rsid="0017ca82"/>
    </style:style>
    <style:style style:name="T18" style:family="text">
      <style:text-properties officeooo:rsid="0019915b"/>
    </style:style>
    <style:style style:name="T19" style:family="text">
      <style:text-properties officeooo:rsid="0015e27d"/>
    </style:style>
    <style:style style:name="T20" style:family="text">
      <style:text-properties officeooo:rsid="0026bb7d"/>
    </style:style>
    <style:style style:name="T21" style:family="text">
      <style:text-properties officeooo:rsid="0028fe81"/>
    </style:style>
    <style:style style:name="T22" style:family="text">
      <style:text-properties fo:font-weight="normal" style:font-weight-asian="normal" style:font-weight-complex="normal"/>
    </style:style>
    <style:style style:name="T23" style:family="text">
      <style:text-properties fo:font-weight="normal" officeooo:rsid="008ecb01" style:font-weight-asian="normal" style:font-weight-complex="normal"/>
    </style:style>
    <style:style style:name="T24" style:family="text">
      <style:text-properties fo:font-weight="normal" officeooo:rsid="008ff6d8" style:font-weight-asian="normal" style:font-weight-complex="normal"/>
    </style:style>
    <style:style style:name="T25" style:family="text">
      <style:text-properties fo:font-weight="normal" officeooo:rsid="0109a30e" style:font-weight-asian="normal" style:font-weight-complex="normal"/>
    </style:style>
    <style:style style:name="T26" style:family="text">
      <style:text-properties fo:font-weight="normal" officeooo:rsid="01090d3c" style:font-weight-asian="normal" style:font-weight-complex="normal"/>
    </style:style>
    <style:style style:name="T27" style:family="text">
      <style:text-properties fo:font-weight="normal" officeooo:rsid="010d8fb9"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officeooo:rsid="003100f6"/>
    </style:style>
    <style:style style:name="T30" style:family="text">
      <style:text-properties officeooo:rsid="0031d385"/>
    </style:style>
    <style:style style:name="T31" style:family="text">
      <style:text-properties style:use-window-font-color="true" style:font-name="Lucida Console" fo:font-size="9pt" fo:background-color="#ffffff" loext:char-shading-value="0" style:font-size-asian="9pt"/>
    </style:style>
    <style:style style:name="T32" style:family="text">
      <style:text-properties style:use-window-font-color="true" style:font-name="Lucida Console" fo:font-size="9pt" fo:font-weight="bold" fo:background-color="#ffffff" loext:char-shading-value="0" style:font-size-asian="9pt" style:font-weight-asian="bold" style:font-weight-complex="bold"/>
    </style:style>
    <style:style style:name="T33"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4" style:family="text">
      <style:text-properties style:use-window-font-color="true" style:font-name="Lucida Console" fo:background-color="#ffffff" loext:char-shading-value="0"/>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8cba1c"/>
    </style:style>
    <style:style style:name="T37" style:family="text">
      <style:text-properties style:text-underline-style="solid" style:text-underline-width="auto" style:text-underline-color="font-color" officeooo:rsid="00eacc9d"/>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officeooo:rsid="0043427b"/>
    </style:style>
    <style:style style:name="T41" style:family="text">
      <style:text-properties officeooo:rsid="0046dde6"/>
    </style:style>
    <style:style style:name="T42" style:family="text">
      <style:text-properties officeooo:rsid="0047e8e3"/>
    </style:style>
    <style:style style:name="T43" style:family="text">
      <style:text-properties style:text-line-through-style="none" style:text-line-through-type="none"/>
    </style:style>
    <style:style style:name="T44" style:family="text">
      <style:text-properties style:text-line-through-style="none" style:text-line-through-type="none" officeooo:rsid="0015e27d"/>
    </style:style>
    <style:style style:name="T45" style:family="text">
      <style:text-properties style:text-line-through-style="none" style:text-line-through-type="none" officeooo:rsid="00487528"/>
    </style:style>
    <style:style style:name="T46" style:family="text">
      <style:text-properties officeooo:rsid="00487528"/>
    </style:style>
    <style:style style:name="T47" style:family="text">
      <style:text-properties fo:color="#ff4040" style:font-name="Lucida Console" fo:font-size="9pt" fo:font-weight="bold" fo:background-color="#ffffff" loext:char-shading-value="0" style:font-size-asian="9pt" style:font-weight-asian="bold" style:font-weight-complex="bold"/>
    </style:style>
    <style:style style:name="T48" style:family="text">
      <style:text-properties fo:color="#ff4040" style:font-name="Lucida Console" fo:font-weight="bold" fo:background-color="#ffffff" loext:char-shading-value="0" style:font-weight-asian="bold" style:font-weight-complex="bold"/>
    </style:style>
    <style:style style:name="T49" style:family="text">
      <style:text-properties officeooo:rsid="004d84cc"/>
    </style:style>
    <style:style style:name="T50" style:family="text">
      <style:text-properties officeooo:rsid="004e7627"/>
    </style:style>
    <style:style style:name="T51" style:family="text">
      <style:text-properties officeooo:rsid="004f178f"/>
    </style:style>
    <style:style style:name="T52" style:family="text">
      <style:text-properties officeooo:rsid="0050fe83"/>
    </style:style>
    <style:style style:name="T53" style:family="text">
      <style:text-properties officeooo:rsid="0052779d"/>
    </style:style>
    <style:style style:name="T54" style:family="text">
      <style:text-properties officeooo:rsid="00536c90"/>
    </style:style>
    <style:style style:name="T55" style:family="text">
      <style:text-properties officeooo:rsid="0053c0f8"/>
    </style:style>
    <style:style style:name="T56" style:family="text">
      <style:text-properties officeooo:rsid="00542342"/>
    </style:style>
    <style:style style:name="T57" style:family="text">
      <style:text-properties officeooo:rsid="0055fa54"/>
    </style:style>
    <style:style style:name="T58" style:family="text">
      <style:text-properties officeooo:rsid="005cac85"/>
    </style:style>
    <style:style style:name="T59" style:family="text">
      <style:text-properties officeooo:rsid="00637f66"/>
    </style:style>
    <style:style style:name="T60" style:family="text">
      <style:text-properties officeooo:rsid="00712d65"/>
    </style:style>
    <style:style style:name="T61" style:family="text">
      <style:text-properties officeooo:rsid="007180eb"/>
    </style:style>
    <style:style style:name="T62" style:family="text">
      <style:text-properties style:text-position="super 58%" officeooo:rsid="007180eb"/>
    </style:style>
    <style:style style:name="T63" style:family="text">
      <style:text-properties officeooo:rsid="0074dff6"/>
    </style:style>
    <style:style style:name="T64" style:family="text">
      <style:text-properties officeooo:rsid="007d945d"/>
    </style:style>
    <style:style style:name="T65" style:family="text">
      <style:text-properties officeooo:rsid="0084ef85"/>
    </style:style>
    <style:style style:name="T66" style:family="text">
      <style:text-properties officeooo:rsid="0088feb1"/>
    </style:style>
    <style:style style:name="T67" style:family="text">
      <style:text-properties officeooo:rsid="008b5a42"/>
    </style:style>
    <style:style style:name="T68" style:family="text">
      <style:text-properties officeooo:rsid="008cba1c"/>
    </style:style>
    <style:style style:name="T69" style:family="text">
      <style:text-properties officeooo:rsid="00841ee4"/>
    </style:style>
    <style:style style:name="T70" style:family="text">
      <style:text-properties fo:color="#263142" style:font-name="Monaco" fo:letter-spacing="0.026cm" fo:background-color="#89b6ff" loext:char-shading-value="0"/>
    </style:style>
    <style:style style:name="T71" style:family="text">
      <style:text-properties officeooo:rsid="008ecb01"/>
    </style:style>
    <style:style style:name="T72" style:family="text">
      <style:text-properties fo:color="#7b610e" style:font-name="Monaco" fo:letter-spacing="0.026cm" fo:background-color="#f3db90" loext:char-shading-value="0"/>
    </style:style>
    <style:style style:name="T73" style:family="text">
      <style:text-properties style:font-name="inherit"/>
    </style:style>
    <style:style style:name="T74" style:family="text">
      <style:text-properties officeooo:rsid="0094319a"/>
    </style:style>
    <style:style style:name="T75" style:family="text">
      <style:text-properties fo:background-color="#fff200" loext:char-shading-value="0"/>
    </style:style>
    <style:style style:name="T76" style:family="text">
      <style:text-properties officeooo:rsid="009d59cd"/>
    </style:style>
    <style:style style:name="T77" style:family="text">
      <style:text-properties officeooo:rsid="009eaea3"/>
    </style:style>
    <style:style style:name="T78" style:family="text">
      <style:text-properties fo:font-style="italic" style:font-style-asian="italic" style:font-style-complex="italic"/>
    </style:style>
    <style:style style:name="T79" style:family="text">
      <style:text-properties officeooo:rsid="00b1b88b"/>
    </style:style>
    <style:style style:name="T80" style:family="text">
      <style:text-properties officeooo:rsid="00b7c64d"/>
    </style:style>
    <style:style style:name="T81" style:family="text">
      <style:text-properties officeooo:rsid="00ba05f9"/>
    </style:style>
    <style:style style:name="T82" style:family="text">
      <style:text-properties officeooo:rsid="00ba5ae8"/>
    </style:style>
    <style:style style:name="T83" style:family="text">
      <style:text-properties officeooo:rsid="00bb7b1a"/>
    </style:style>
    <style:style style:name="T84" style:family="text">
      <style:text-properties officeooo:rsid="00c4140e"/>
    </style:style>
    <style:style style:name="T85" style:family="text">
      <style:text-properties officeooo:rsid="00c9b266"/>
    </style:style>
    <style:style style:name="T86" style:family="text">
      <style:text-properties officeooo:rsid="00cbd9cd"/>
    </style:style>
    <style:style style:name="T87" style:family="text">
      <style:text-properties officeooo:rsid="00d0c4f5"/>
    </style:style>
    <style:style style:name="T88" style:family="text">
      <style:text-properties officeooo:rsid="00d142d1"/>
    </style:style>
    <style:style style:name="T89" style:family="text">
      <style:text-properties officeooo:rsid="00d4b4fc"/>
    </style:style>
    <style:style style:name="T90" style:family="text">
      <style:text-properties officeooo:rsid="00dab5eb"/>
    </style:style>
    <style:style style:name="T91" style:family="text">
      <style:text-properties officeooo:rsid="00dccb4d"/>
    </style:style>
    <style:style style:name="T92" style:family="text">
      <style:text-properties officeooo:rsid="00eacc9d"/>
    </style:style>
    <style:style style:name="T93" style:family="text">
      <style:text-properties officeooo:rsid="00ef5e0f"/>
    </style:style>
    <style:style style:name="T94" style:family="text">
      <style:text-properties fo:background-color="#ffff00" loext:char-shading-value="0"/>
    </style:style>
    <style:style style:name="T95" style:family="text">
      <style:text-properties fo:background-color="transparent" loext:char-shading-value="0"/>
    </style:style>
    <style:style style:name="T96" style:family="text">
      <style:text-properties officeooo:rsid="00efdb6e" fo:background-color="transparent" loext:char-shading-value="0"/>
    </style:style>
    <style:style style:name="T97" style:family="text">
      <style:text-properties officeooo:rsid="00f9d9e2"/>
    </style:style>
    <style:style style:name="T98" style:family="text">
      <style:text-properties officeooo:rsid="00ffc3b6"/>
    </style:style>
    <style:style style:name="T99" style:family="text">
      <style:text-properties officeooo:rsid="0105840b"/>
    </style:style>
    <style:style style:name="T100" style:family="text">
      <style:text-properties officeooo:rsid="010d782a"/>
    </style:style>
    <style:style style:name="T101" style:family="text">
      <style:text-properties officeooo:rsid="01104911"/>
    </style:style>
    <style:style style:name="T102" style:family="text">
      <style:text-properties officeooo:rsid="0112ed18"/>
    </style:style>
    <style:style style:name="T103" style:family="text">
      <style:text-properties officeooo:rsid="011348d5"/>
    </style:style>
    <style:style style:name="T104" style:family="text">
      <style:text-properties fo:font-size="10pt" style:font-size-asian="10pt" style:font-size-complex="10pt"/>
    </style:style>
    <style:style style:name="T105" style:family="text">
      <style:text-properties officeooo:rsid="011f76aa"/>
    </style:style>
    <style:style style:name="T106" style:family="text">
      <style:text-properties officeooo:rsid="011fa555"/>
    </style:style>
    <style:style style:name="T107" style:family="text">
      <style:text-properties officeooo:rsid="012094e2"/>
    </style:style>
    <style:style style:name="T108" style:family="text">
      <style:text-properties officeooo:rsid="0120a743"/>
    </style:style>
    <style:style style:name="T109" style:family="text">
      <style:text-properties officeooo:rsid="01213565"/>
    </style:style>
    <style:style style:name="T110" style:family="text">
      <style:text-properties officeooo:rsid="01297ca7"/>
    </style:style>
    <style:style style:name="T111" style:family="text">
      <style:text-properties officeooo:rsid="012ad068"/>
    </style:style>
    <style:style style:name="T112" style:family="text">
      <style:text-properties officeooo:rsid="0132b79e"/>
    </style:style>
    <style:style style:name="T113" style:family="text">
      <style:text-properties officeooo:rsid="013443e6"/>
    </style:style>
    <style:style style:name="T114" style:family="text">
      <style:text-properties officeooo:rsid="01348047"/>
    </style:style>
    <style:style style:name="T115" style:family="text">
      <style:text-properties officeooo:rsid="01394b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2235778931" text:style-name="L1">
        <text:list-item>
          <text:p text:style-name="P264">Characters</text:p>
        </text:list-item>
        <text:list-item>
          <text:p text:style-name="P264">Digits</text:p>
        </text:list-item>
        <text:list-item>
          <text:p text:style-name="P264">Unicode</text:p>
        </text:list-item>
        <text:list-item>
          <text:p text:style-name="P264">Length does not matter</text:p>
        </text:list-item>
      </text:list>
      <text:p text:style-name="P27"/>
      <text:p text:style-name="P28">Used for:</text:p>
      <text:list xml:id="list2600951495" text:style-name="L2">
        <text:list-item>
          <text:p text:style-name="P265">Find and replace features</text:p>
        </text:list-item>
        <text:list-item>
          <text:p text:style-name="P265">Web forms</text:p>
        </text:list-item>
        <text:list-item>
          <text:p text:style-name="P265">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9">NFA:</text:span> <text:span text:style-name="T35">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9">\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9">DFA </text:span><text:span text:style-name="T38"><text:s/></text:span><text:s/><text:span text:style-name="T35">Deterministic Finite Automaton</text:span></text:p>
      <text:p text:style-name="P54">Can <text:span text:style-name="T21">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2">Institute of Electrical and Electronics Engineers</text:span> / <text:span text:style-name="T22">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512352954" text:style-name="L3">
        <text:list-item>
          <text:p text:style-name="P266"><text:span text:style-name="T20">A</text:span>lternation, allow to choose between multiple characters, </text:p>
        </text:list-item>
        <text:list-item>
          <text:p text:style-name="P266"><text:span text:style-name="T20">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2014951021" text:style-name="L4">
        <text:list-item>
          <text:p text:style-name="P267">Repetition</text:p>
        </text:list-item>
        <text:list-item>
          <text:p text:style-name="P267">Alternation</text:p>
        </text:list-item>
        <text:list-item>
          <text:p text:style-name="P267">Changes the () and {} metacharacter: in BRE \( <text:s/>\) and \{ \}</text:p>
        </text:list-item>
      </text:list>
      <text:p text:style-name="P70"/>
      <text:p text:style-name="P152">DFA Friendly</text:p>
      <text:p text:style-name="P57"/>
      <text:p text:style-name="P72">On ERE we match digits like: <text:s text:c="3"/>[:digit:]</text:p>
      <text:p text:style-name="P57"/>
      <text:p text:style-name="P36"/>
      <text:p text:style-name="P49">PCRE Standards:</text:p>
      <text:p text:style-name="P141">Perl Compatible Regular Expressions</text:p>
      <text:p text:style-name="P35"/>
      <text:p text:style-name="P142">Java, <text:span text:style-name="T29">P</text:span>ython, .NET, are based on PCRE standards.</text:p>
      <text:p text:style-name="P143"/>
      <text:p text:style-name="P143">Perl also uses many Python <text:span text:style-name="T30">implementations.</text:span></text:p>
      <text:p text:style-name="P35"/>
      <text:p text:style-name="P144">Difference between PCRE and Perl’s active implementation.</text:p>
      <text:p text:style-name="P144"/>
      <text:p text:style-name="P153">NFA-minded</text:p>
      <text:p text:style-name="P144"/>
      <text:p text:style-name="P35"/>
      <text:p text:style-name="P145"><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49">8.8.8.8</text:p>
      <text:p text:style-name="P148">13.354.345.213</text:p>
      <text:p text:style-name="P148">192.66.3.6</text:p>
      <text:p text:style-name="P148">98.34.111.5</text:p>
      <text:p text:style-name="P148">534534534534</text:p>
      <text:p text:style-name="P148">ASDFASDFasdfas4523asd</text:p>
      <text:p text:style-name="P58"/>
      <text:p text:style-name="P8">Using PCRE standard:</text:p>
      <text:p text:style-name="P37">grep -P '\d{1,3}\.\d{1,3}\.\d{1,3}\.\d{1,3}' ip</text:p>
      <text:p text:style-name="P37">-<text:span text:style-name="T17">P stands for perl or PCRE standards expression</text:span></text:p>
      <text:p text:style-name="P37"/>
      <text:p text:style-name="P37"><text:span text:style-name="T31">joaquim@DIT-LNX-00059:~/Documents/tests$ </text:span><text:span text:style-name="T32">grep -P '\d{1,3}\.\d{1,3}\.\d{1,3}\.\d{1,3}' ip</text:span></text:p>
      <text:p text:style-name="P151">8.8.8.8</text:p>
      <text:p text:style-name="P151">13.354.345.213</text:p>
      <text:p text:style-name="P151">192.66.3.6</text:p>
      <text:p text:style-name="P151">98.34.111.5</text:p>
      <text:p text:style-name="P146"><text:span text:style-name="T1">Using </text:span><text:span text:style-name="T3">ERE</text:span><text:span text:style-name="T1"> standard:</text:span></text:p>
      <text:p text:style-name="P37"/>
      <text:p text:style-name="P147">If we use the previous regex won’t work because uses different stuff to match digits.</text:p>
      <text:p text:style-name="P37"/>
      <text:p text:style-name="P37">grep -E '[[:digit:]]{1,3}\.[[:digit:]]{1,3}\.[[:digit:]]{1,3}\.[[:digit:]]{1,3}' ip</text:p>
      <text:p text:style-name="P37">-<text:span text:style-name="T18">E stands for Extended regular expressions.</text:span></text:p>
      <text:p text:style-name="P35"/>
      <text:p text:style-name="P150">joaquim@DIT-LNX-00059:~/Documents/tests$ grep -E '[[:digit:]]{1,3}\.[[:digit:]]{1,3}\.[[:digit:]]{1,3}\.[[:digit:]]{1,3}' ip</text:p>
      <text:p text:style-name="P151">8.8.8.8</text:p>
      <text:p text:style-name="P151">13.354.345.213</text:p>
      <text:p text:style-name="P151">192.66.3.6</text:p>
      <text:p text:style-name="P151">98.34.111.5</text:p>
      <text:p text:style-name="P38"/>
      <text:p text:style-name="Horizontal_20_Line"/>
      <text:p text:style-name="P40"/>
      <text:p text:style-name="P9">Literal Pattern Matching:</text:p>
      <text:p text:style-name="P154"/>
      <text:p text:style-name="P155">We use backslash (\) to escape the period (.) in: <text:s text:c="2"/><text:span text:style-name="T40">198</text:span><text:span text:style-name="T4">\.</text:span><text:span text:style-name="T40">51</text:span><text:span text:style-name="T4">\.</text:span><text:span text:style-name="T40">100</text:span><text:span text:style-name="T4">\.</text:span><text:span text:style-name="T40">23 </text:span>and make period a literal one <text:span text:style-name="T41">and not a special character.</text:span></text:p>
      <text:p text:style-name="P155"/>
      <text:p text:style-name="P155">Because if you grep for <text:span text:style-name="T40">198.51.100.23 </text:span>the period (.) can <text:span text:style-name="T42">not be taken as a literal, </text:span><text:span text:style-name="T5">example:</text:span></text:p>
      <text:p text:style-name="P156"/>
      <text:p text:style-name="P157">Get on your computer:</text:p>
      <text:p text:style-name="P157"/>
      <text:p text:style-name="P157">curl https://raw.githubusercontent.com/linuxacademy/content-mastering-regex/master/access-logs <text:span text:style-name="T44">-</text:span><text:span text:style-name="T43">o access-log <text:s text:c="13"/>→</text:span><text:span text:style-name="T45"> this gets the content of the url and saves it on the file “access-log”</text:span></text:p>
      <text:p text:style-name="P35"/>
      <text:p text:style-name="P158">grep “198.51.100.8” access-logs</text:p>
      <text:p text:style-name="P158"/>
      <text:p text:style-name="P158"/>
      <text:p text:style-name="P35"><text:span text:style-name="T31">joaquim@DIT-LNX-00059:~/Documents/tests/regex$ </text:span><text:span text:style-name="T32">grep "198.51.100.23" access-logs</text:span></text:p>
      <text:p text:style-name="Standard"><text:span text:style-name="T47">198.51.100.23</text:span><text:span text:style-name="T31"> - - [30/Oct/2018:00:08:07 ] "GET /security HTTP/1.0" 200 4270 "http://scaleyourcode.com" "Mozilla/4.0 (compatible; MSIE 7.0; Windows NT 6.0)"</text:span></text:p>
      <text:p text:style-name="P35"/>
      <text:p text:style-name="P35"/>
      <text:p text:style-name="P159"/>
      <text:p text:style-name="P159"/>
      <text:p text:style-name="P159"><text:soft-page-break/>But if I modify the IP for <text:span text:style-name="T46">198</text:span>a<text:span text:style-name="T46">51.100.8 </text:span>grep will pick it up anyway:</text:p>
      <text:p text:style-name="P159"/>
      <text:p text:style-name="P159"><text:span text:style-name="T33">joaquim@DIT-LNX-00059:~/Documents/tests/regex$</text:span><text:span text:style-name="T32"> grep "198.51.100.23" access-logs</text:span></text:p>
      <text:p text:style-name="P159"><text:span text:style-name="T47">198a51.100.23</text:span><text:span text:style-name="T31"> - - [30/Oct/2018:00:08:07 ] "GET /security HTTP/1.0" 200 4270 "http://scaleyourcode.com" "Mozilla/4.0 (compatible; MSIE 7.0; Windows NT 6.0)"</text:span></text:p>
      <text:p text:style-name="P159"/>
      <text:p text:style-name="P159"/>
      <text:p text:style-name="P160">If you uses regex will pick the content of the IP literally:</text:p>
      <text:p text:style-name="P160"/>
      <text:p text:style-name="P160"><text:span text:style-name="T31">joaquim@DIT-LNX-00059:~/Documents/tests/regex$ grep "</text:span><text:span text:style-name="T32">198\.51\.100\.23</text:span><text:span text:style-name="T31">" access-logs</text:span></text:p>
      <text:p text:style-name="P148">joaquim@DIT-LNX-00059:~/Documents/tests/regex$</text:p>
      <text:p text:style-name="P148">joaquim@DIT-LNX-00059:~/Documents/tests/regex$</text:p>
      <text:p text:style-name="P160"/>
      <text:p text:style-name="P35"/>
      <text:p text:style-name="P51">Characters and Words:</text:p>
      <text:p text:style-name="P161"/>
      <text:p text:style-name="P164">\<text:span text:style-name="T1">w </text:span>→ Matches <text:span text:style-name="T53">characters</text:span> like A B C D, <text:span text:style-name="T51">a z m p, </text:span><text:s/>and also characters like 0 1 2 3 4</text:p>
      <text:p text:style-name="P163">Upper and lower characters and numbers.</text:p>
      <text:p text:style-name="P161"/>
      <text:p text:style-name="P162"><text:span text:style-name="T1">\W </text:span>→ matches everything isn’t a word character, <text:span text:style-name="T50">like hyphens (-) , periods (.), etc.</text:span></text:p>
      <text:p text:style-name="P35"/>
      <text:p text:style-name="P166"><text:span text:style-name="T1">\d </text:span>→ digits</text:p>
      <text:p text:style-name="P166"/>
      <text:p text:style-name="P166"><text:span text:style-name="T1">\D</text:span> → no digits, <text:span text:style-name="T58">matches any character that is not a digit (0-9)</text:span></text:p>
      <text:p text:style-name="P35"/>
      <text:p text:style-name="P35">[A<text:span text:style-name="T49">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3">[ABD] will match A or B or D</text:p>
      <text:p text:style-name="P163">then will match the hyphen <text:span text:style-name="T52">(-)</text:span> \W </text:p>
      <text:p text:style-name="P163">then 3 <text:span text:style-name="T54">characters</text:span>, <text:span text:style-name="T52">numbers or letters.</text:span></text:p>
      <text:p text:style-name="P35"/>
      <text:p text:style-name="P165">Different ways to do the same:</text:p>
      <text:p text:style-name="P165"/>
      <text:p text:style-name="P35">[ABD]<text:span text:style-name="T1">-</text:span>\d\d\d <text:s/>→<text:span text:style-name="T55"> one literal hyphen (-) and \digits , will match the same</text:span></text:p>
      <text:p text:style-name="P35"/>
      <text:p text:style-name="P35">[ABD]<text:span text:style-name="T1">\D</text:span>\w\w\w <text:s/>→<text:span text:style-name="T55"> upper case D match no digits, like W match no characters</text:span></text:p>
      <text:p text:style-name="P35">[ABD]\D\d\d\d <text:s/><text:span text:style-name="T56">this will work as well</text:span></text:p>
      <text:p text:style-name="P35"/>
      <text:p text:style-name="P35"/>
      <text:p text:style-name="P35">[ABD]\D<text:span text:style-name="T1">[6-9]</text:span>\d\d <text:s/>→<text:span text:style-name="T57">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67"/>
      <text:p text:style-name="P14"><text:soft-page-break/>sed -i -r</text:p>
      <text:p text:style-name="P173"><text:span text:style-name="T1">-i</text:span> → edit and replace the file</text:p>
      <text:p text:style-name="P173"><text:span text:style-name="T1">-r</text:span> → use ERE (extended regular expressions)</text:p>
      <text:p text:style-name="P167"/>
      <text:p text:style-name="P168"><text:span text:style-name="T1">\s</text:span> → matches any white space character (spaces, tabs, line breaks, carriage return)</text:p>
      <text:p text:style-name="P169"/>
      <text:p text:style-name="P169"><text:span text:style-name="T1">\S </text:span>→ the opposite than \s, matches anything that does not contain a space.</text:p>
      <text:p text:style-name="P35"/>
      <text:p text:style-name="P170"><text:span text:style-name="T1">\t</text:span> → matches tabs</text:p>
      <text:p text:style-name="P170"/>
      <text:p text:style-name="P170"><text:span text:style-name="T1">\n </text:span>→ matches <text:span text:style-name="T59">new lines</text:span></text:p>
      <text:p text:style-name="P170"/>
      <text:p text:style-name="P171"><text:span text:style-name="T1">\r </text:span>→ carriage return</text:p>
      <text:p text:style-name="P171"/>
      <text:p text:style-name="P188"><text:span text:style-name="T1">+</text:span> → repeat the previous token one or more times.</text:p>
      <text:p text:style-name="P172"/>
      <text:p text:style-name="P172">* <text:s/>→<text:span text:style-name="T93"> repeat the previous token 0 or more times</text:span></text:p>
      <text:p text:style-name="P172"/>
      <text:p text:style-name="P53">sed -i -r ‘s/\s\s+/\t/g’ <text:s/>file.txt</text:p>
      <text:p text:style-name="P35"/>
      <text:p text:style-name="P174"><text:span text:style-name="T1">s/ <text:s/>/ </text:span><text:s text:c="2"/>and <text:span text:style-name="T1"><text:s/>/g </text:span>are used by sed</text:p>
      <text:p text:style-name="P174"/>
      <text:p text:style-name="P175"><text:span text:style-name="T1">s/</text:span>find<text:span text:style-name="T1">/</text:span>replace<text:span text:style-name="T1">/g</text:span></text:p>
      <text:p text:style-name="P35"/>
      <text:p text:style-name="P177">The regular slashes, / are working as a namespaces separators breaking down the sed script into 4 different parts.</text:p>
      <text:p text:style-name="P35"/>
      <text:p text:style-name="P177"><text:span text:style-name="T1">s </text:span>→ <text:span text:style-name="T60">tells sed that we are performing a susbtitution.</text:span></text:p>
      <text:p text:style-name="P177"/>
      <text:p text:style-name="P178"><text:span text:style-name="T61">1</text:span><text:span text:style-name="T62">st</text:span><text:span text:style-name="T61"> / <text:s text:c="2"/>and 2</text:span><text:span text:style-name="T62">nd</text:span><text:span text:style-name="T61"> <text:s/>/ <text:s text:c="2"/>→ what we are looking for, what we are trying to match.</text:span></text:p>
      <text:p text:style-name="P178"/>
      <text:p text:style-name="P178"><text:span text:style-name="T61">2</text:span><text:span text:style-name="T62">nd</text:span><text:span text:style-name="T61"> / and 3</text:span><text:span text:style-name="T62">rd</text:span><text:span text:style-name="T61"> / <text:s/>→ <text:s/>the symbol for what to take our match and turn it into, a \t in this case.</text:span></text:p>
      <text:p text:style-name="P178"/>
      <text:p text:style-name="P179"><text:span text:style-name="T1">g </text:span>→ work globally, instead of stopping with the first match <text:span text:style-name="T63">keep going and pull in all the matches <text:s text:c="6"/><text:tab/>ahead.</text:span></text:p>
      <text:p text:style-name="P179"/>
      <text:p text:style-name="P179"/>
      <text:p text:style-name="P16">This is the file unordered:</text:p>
      <text:p text:style-name="P181">127.0.0.1<text:tab/>localhost</text:p>
      <text:p text:style-name="P181"/>
      <text:p text:style-name="P181"># demo environment</text:p>
      <text:p text:style-name="P181"/>
      <text:p text:style-name="P181">192.0.2.1<text:tab/>master</text:p>
      <text:p text:style-name="P181">192.0.2.2 <text:s text:c="6"/>master2</text:p>
      <text:p text:style-name="P181">192.0.2.32 <text:s/>db</text:p>
      <text:p text:style-name="P181">192.0.2.100 <text:tab/><text:tab/>web1</text:p>
      <text:p text:style-name="P181">192.0.2.110 <text:s text:c="4"/>web2</text:p>
      <text:p text:style-name="P181"/>
      <text:p text:style-name="P181"># internal</text:p>
      <text:p text:style-name="P181"/>
      <text:p text:style-name="P181">10.0.2.304 <text:s/>confluence</text:p>
      <text:p text:style-name="P181">10.0.10.2<text:tab/>doc-test-servers</text:p>
      <text:p text:style-name="P181">10.0.100.24 <text:s text:c="4"/>dev</text:p>
      <text:p text:style-name="P15">This is the file after running the sed command:</text:p>
      <text:p text:style-name="P182"><text:soft-page-break/>127.0.0.1<text:tab/>localhost</text:p>
      <text:p text:style-name="P182"/>
      <text:p text:style-name="P182"># demo environment</text:p>
      <text:p text:style-name="P182"/>
      <text:p text:style-name="P182">192.0.2.1<text:tab/>master</text:p>
      <text:p text:style-name="P182">192.0.2.2<text:tab/>master2</text:p>
      <text:p text:style-name="P182">192.0.2.32<text:tab/>db</text:p>
      <text:p text:style-name="P182">192.0.2.100<text:tab/>web1</text:p>
      <text:p text:style-name="P182">192.0.2.110<text:tab/>web2</text:p>
      <text:p text:style-name="P182"/>
      <text:p text:style-name="P182"># internal</text:p>
      <text:p text:style-name="P182"/>
      <text:p text:style-name="P182">10.0.2.304<text:tab/>confluence</text:p>
      <text:p text:style-name="P182">10.0.10.2<text:tab/>doc-test-servers</text:p>
      <text:p text:style-name="P182">10.0.100.24<text:tab/>dev</text:p>
      <text:p text:style-name="P182"/>
      <text:p text:style-name="P182"/>
      <text:p text:style-name="P74">Extra information:</text:p>
      <text:p text:style-name="P138"><text:span text:style-name="T1">* </text:span>→<text:span text:style-name="T74"> repeat the previous token 0 or more times.</text:span></text:p>
      <text:p text:style-name="P138"><text:span text:style-name="T8">Example:</text:span><text:span text:style-name="T74"> We are looking for lines with whitespaces.</text:span></text:p>
      <text:p text:style-name="P139">If we have a line with no characters will match.</text:p>
      <text:p text:style-name="P139">If we have a line with 47 whitespaces will match as well.</text:p>
      <text:p text:style-name="P138"/>
      <text:p text:style-name="P138"/>
      <text:p text:style-name="P253"/>
      <text:p text:style-name="P176">Unicode:</text:p>
      <text:p text:style-name="P93">Offers support for characters and symbols outside the US ones, <text:span text:style-name="T67">German, Korean, Chinese, etc.</text:span></text:p>
      <text:p text:style-name="P190"><text:a xlink:type="simple" xlink:href="https://unicode-table.com/en/" text:style-name="Internet_20_link" text:visited-style-name="Visited_20_Internet_20_Link"/></text:p>
      <text:p text:style-name="P190"><text:a xlink:type="simple" xlink:href="https://unicode-table.com/en/" text:style-name="Internet_20_link" text:visited-style-name="Visited_20_Internet_20_Link">https://unicode-table.com/en/</text:a></text:p>
      <text:p text:style-name="P190"><text:a xlink:type="simple" xlink:href="https://regex101.com/" text:style-name="Internet_20_link" text:visited-style-name="Visited_20_Internet_20_Link">https://regex101.com/</text:a></text:p>
      <text:p text:style-name="P191"/>
      <text:p text:style-name="P194"><text:span text:style-name="T1">ECMA</text:span>Script (JavaScript):</text:p>
      <text:p text:style-name="P195"><text:span text:style-name="T1">\u</text:span>&lt;code&gt; → matches the defined Unicode character.</text:p>
      <text:p text:style-name="P189"><text:span text:style-name="T1">\u00e9 </text:span>→<text:span text:style-name="T65"> match the Unicode character é</text:span></text:p>
      <text:p text:style-name="P35"/>
      <text:p text:style-name="P35"/>
      <text:p text:style-name="P17">PCRE:</text:p>
      <text:p text:style-name="P42"><text:span text:style-name="T1">\pL <text:s/></text:span>→<text:span text:style-name="T65"> march any token in Unicode category “letter”</text:span></text:p>
      <text:p text:style-name="P11">\p{L} <text:span text:style-name="T22">→</text:span><text:span text:style-name="T23">the same</text:span></text:p>
      <text:p text:style-name="P12"><text:span text:style-name="T71">\p{Ll} </text:span><text:span text:style-name="T23">→ match only lowercase letter that has an upper case variant.</text:span></text:p>
      <text:p text:style-name="P13"><text:span text:style-name="T71">\p{S}</text:span><text:span text:style-name="T23"> →</text:span><text:span text:style-name="T24"> match symbols</text:span></text:p>
      <text:p text:style-name="P35"/>
      <text:p text:style-name="P197"><text:span text:style-name="T1">Examples:</text:span> <text:s/>Running on <text:a xlink:type="simple" xlink:href="https://regex101.com/" text:style-name="Internet_20_link" text:visited-style-name="Visited_20_Internet_20_Link"><text:span text:style-name="T64">https://regex101.com/</text:span></text:a></text:p>
      <text:p text:style-name="P35"/>
      <text:p text:style-name="P43"><text:span text:style-name="T66">Use the Name: <text:s/></text:span>Remény</text:p>
      <text:p text:style-name="P35"/>
      <text:p text:style-name="P196"><text:span text:style-name="T1">1- </text:span>With PCRE (PHP) selected search for the unicode character<text:span text:style-name="T1"> </text:span><text:span text:style-name="T6">é</text:span><text:span text:style-name="T19">:</text:span></text:p>
      <text:p text:style-name="P196">\u00e9</text:p>
      <text:p text:style-name="P35"><text:tab/>\u This token is not supported in the selected flavor</text:p>
      <text:p text:style-name="P192"/>
      <text:p text:style-name="P193"><text:span text:style-name="T7">2-</text:span><text:span text:style-name="T66"> With</text:span> ECMAScript (JavaScript) <text:span text:style-name="T66">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4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8"><text:span text:style-name="T1">3-</text:span> <text:span text:style-name="T69">ECMAScript (JavaScript) </text:span><text:s/>search <text:span text:style-name="T68">using: <text:s/>\pL <text:s text:c="2"/>→ <text:s/>looking for lower case p and upper case L, matches both characters literally </text:span><text:span text:style-name="T36">with no success</text:span></text:p>
      <text:p text:style-name="P35"/>
      <text:p text:style-name="P199"><text:span text:style-name="T1">4-</text:span> PCRE (PHP) try the same: <text:span text:style-name="T1">\pL</text:span></text:p>
      <text:p text:style-name="P199">\pL matches any kind of letter from any language</text:p>
      <text:p text:style-name="P35"/>
      <text:p text:style-name="P200">Match only lowercase letters: <text:span text:style-name="T1"><text:s text:c="3"/>\p{Ll}</text:span></text:p>
      <text:p text:style-name="P35"/>
      <text:p text:style-name="P202">5- PCRE: <text:s/>Match the <text:span text:style-name="T19">é</text:span></text:p>
      <text:p text:style-name="P202">Will use boundary;</text:p>
      <text:p text:style-name="P202"/>
      <text:p text:style-name="P18">\b\pL\b</text:p>
      <text:p text:style-name="P35"/>
      <text:p text:style-name="P201"><text:span text:style-name="T70">\b</text:span> <text:span text:style-name="T73">assert position at a word boundary: </text:span><text:span text:style-name="T72">(^\w|\w$|\W\w|\w\W)</text:span></text:p>
      <text:p text:style-name="P251"><text:span text:style-name="T70">\pL</text:span> <text:span text:style-name="T73">matches any kind of letter from any language</text:span></text:p>
      <text:p text:style-name="P252"><text:span text:style-name="T70">\b</text:span> <text:span text:style-name="T73">assert position at a word boundary: </text:span><text:span text:style-name="T72">(^\w|\w$|\W\w|\w\W)</text:span></text:p>
      <text:p text:style-name="P35"/>
      <text:p text:style-name="P35"/>
      <text:p text:style-name="Horizontal_20_Line"/>
      <text:p text:style-name="P35"/>
      <text:p text:style-name="P61">Location:</text:p>
      <text:p text:style-name="P203"/>
      <text:p text:style-name="P203"/>
      <text:p text:style-name="P208"><text:span text:style-name="T1">Search stuff at the beginning of the line: <text:s text:c="3"/></text:span>grep '<text:span text:style-name="T1">^</text:span>Graham' customer-data.txt </text:p>
      <text:p text:style-name="P35"/>
      <text:p text:style-name="P184">Withoug ^ it matches all the lines that contains Graham:</text:p>
      <text:p text:style-name="P205">joaquim@DIT-LNX-00059:~/Documents/tests/regex$ <text:span text:style-name="T1">grep 'Graham' customer-data.txt </text:span></text:p>
      <text:p text:style-name="P205"><text:span text:style-name="T75">Graham</text:span><text:tab/>Tia<text:tab/>International16117@gmail.com<text:tab/>63847 Gleichner Hill, North Fredy, GA 17585-9274<text:tab/>06-10-1969<text:tab/>654077350</text:p>
      <text:p text:style-name="P205">Gusikowski<text:tab/>Gage<text:tab/>primary47276@gmail.com<text:tab/>6596 <text:span text:style-name="T75">Graham</text:span> Ports, Harrismouth, LA 25913-7362<text:tab/>08-06-1997<text:tab/>070421896</text:p>
      <text:p text:style-name="P205"><text:span text:style-name="T75">Graham</text:span><text:tab/>Ethelyn<text:tab/>Customizable71343@hotmail.com<text:tab/>43178 Micaela Brooks, New Conorbury, FL 69601-5216<text:tab/>07-24-1956<text:tab/>479364866</text:p>
      <text:p text:style-name="P205"/>
      <text:p text:style-name="P205"/>
      <text:p text:style-name="P184">With ^ it matches only the lines that begins with Graham:</text:p>
      <text:p text:style-name="P205">joaquim@DIT-LNX-00059:~/Documents/tests/regex$ <text:span text:style-name="T1">grep '</text:span><text:span text:style-name="T16">^</text:span><text:span text:style-name="T1">Graham' customer-data.txt </text:span></text:p>
      <text:p text:style-name="P205"><text:span text:style-name="T75">Graham</text:span><text:tab/>Tia<text:tab/>International16117@gmail.com<text:tab/>63847 Gleichner Hill, North Fredy, GA 17585-9274<text:tab/>06-10-1969<text:tab/>654077350</text:p>
      <text:p text:style-name="P205"><text:span text:style-name="T75">Graham</text:span><text:tab/>Ethelyn<text:tab/>Customizable71343@hotmail.com<text:tab/>43178 Micaela Brooks, New Conorbury, FL 69601-5216<text:tab/>07-24-1956<text:tab/>479364866</text:p>
      <text:p text:style-name="P205"/>
      <text:p text:style-name="P35"/>
      <text:p text:style-name="P209"><text:span text:style-name="T1">Search stuff at the end of the line:</text:span> grep 'nologin<text:span text:style-name="T1">$</text:span>' /etc/passwd</text:p>
      <text:p text:style-name="P206">joaquim@DIT-LNX-00059:~/Documents/tests/regex$<text:span text:style-name="T1"> grep 'nologin</text:span><text:span text:style-name="T16">$'</text:span><text:span text:style-name="T1"> /etc/passwd</text:span></text:p>
      <text:p text:style-name="P206">daemon:x:1:1:daemon:/usr/sbin:/usr/sbin/<text:span text:style-name="T75">nologin</text:span></text:p>
      <text:p text:style-name="P206">bin:x:2:2:bin:/bin:/usr/sbin/<text:span text:style-name="T75">nologin</text:span></text:p>
      <text:p text:style-name="P206">sys:x:3:3:sys:/dev:/usr/sbin/<text:span text:style-name="T75">nologin</text:span></text:p>
      <text:p text:style-name="P207">[...]</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1"/>
      <text:p text:style-name="P255">192.0.2.12 - - [30/Oct/2018:00:03:17 ] "GET /linux HTTP/1.0" 200 2653 "http://scaleyourcode.com" "Mozilla/5.0 (iPad; CPU OS 6_0 like Mac OS X) AppleWebKit/536.26 (KHTML, like Gecko) Version/6.0 Mobile/10A5355d Safari/8536.25"</text:p>
      <text:p text:style-name="P255"/>
      <text:p text:style-name="P255">198.51.100.23 - - [30/Oct/2018:00:08:07 ] "GET /security HTTP/1.0" 200 4270 "http://scaleyourcode.com" "Mozilla/4.0 (compatible; MSIE 7.0; Windows NT 6.0)"</text:p>
      <text:p text:style-name="P255"/>
      <text:p text:style-name="P255">198.51.100.8 - - [30/Oct/2018:00:11:55 ] "GET /containers HTTP/1.0" 200 3352 "-" "Mozilla/5.0 (Macintosh; Intel Mac OS X 10_9_2) AppleWebKit/537.36 (KHTML, like Gecko) Chrome/36.0.1944.0 Safari/537.36"</text:p>
      <text:p text:style-name="P255"/>
      <text:p text:style-name="P255">198.51.100.224 - - [30/Oct/2018:00:13:17 ] "GET /containers HTTP/1.0" 200 4832 "http://google.com" "Mozilla/5.0 (Macintosh; Intel Mac OS X 10_9_2) AppleWebKit/537.36 (KHTML, like Gecko) Chrome/36.0.1944.0 Safari/537.36"</text:p>
      <text:p text:style-name="P255"/>
      <text:p text:style-name="P255"/>
      <text:p text:style-name="P20">sed -i -r ‘/^\s*$/d’ access-logs</text:p>
      <text:p text:style-name="P211"/>
      <text:p text:style-name="P212"><text:span text:style-name="T1">sed -i -r</text:span> = <text:s/>Invoke sed to modify (-i) a file and use extended regular expressions (ERE, -r)</text:p>
      <text:p text:style-name="P212"><text:span text:style-name="T1">/ADDRESS/</text:span> <text:s/>= what are you looking for. <text:span text:style-name="T76">Namespace separators for sed</text:span></text:p>
      <text:p text:style-name="P213"><text:span text:style-name="T1">^</text:span> = look at the beginning of the line</text:p>
      <text:p text:style-name="P213"><text:span text:style-name="T1">\s = </text:span><text:span text:style-name="T22">Match one empty space.</text:span></text:p>
      <text:p text:style-name="P213"><text:span text:style-name="T1">* </text:span>= Repeat the last token, in this case \s which match 0 or more empty spaces, like 47 empty spaces, 602 emtpy spaces, etc. <text:span text:style-name="T79">The asterisk works like a +(repeat the last token) and a ? (the last token does not have to exist)</text:span></text:p>
      <text:p text:style-name="P213"/>
      <text:p text:style-name="P213"><text:span text:style-name="T1">$</text:span> = look at the end of the line</text:p>
      <text:p text:style-name="P213"><text:span text:style-name="T1">/d</text:span> = <text:span text:style-name="T77">Delete the matched pattern via sed. Normally we see a g (global) in this position.</text:span></text:p>
      <text:p text:style-name="P213"/>
      <text:p text:style-name="P215">See the command executed, there are no lines with empty spaces:</text:p>
      <text:p text:style-name="P205">joaquim@DIT-LNX-00059:~/Documents/tests/regex$<text:span text:style-name="T1"> sed -r '/^s*$/d' access-logs </text:span></text:p>
      <text:p text:style-name="P205">192.0.2.12 - - [30/Oct/2018:00:03:17 ] "GET /linux HTTP/1.0" 200 2653 "http://scaleyourcode.com" "Mozilla/5.0 (iPad; CPU OS 6_0 like Mac OS X) AppleWebKit/536.26 (KHTML, like Gecko) Version/6.0 Mobile/10A5355d Safari/8536.25"</text:p>
      <text:p text:style-name="P205">198.51.100.23 - - [30/Oct/2018:00:08:07 ] "GET /security HTTP/1.0" 200 4270 "http://scaleyourcode.com" "Mozilla/4.0 (compatible; MSIE 7.0; Windows NT 6.0)"</text:p>
      <text:p text:style-name="P205">198.51.100.8 - - [30/Oct/2018:00:11:55 ] "GET /containers HTTP/1.0" 200 3352 "-" "Mozilla/5.0 (Macintosh; Intel Mac OS X 10_9_2) AppleWebKit/537.36 (KHTML, like Gecko) Chrome/36.0.1944.0 Safari/537.36"</text:p>
      <text:p text:style-name="P205">198.51.100.224 - - [30/Oct/2018:00:13:17 ] "GET /containers HTTP/1.0" 200 4832 "http://google.com" "Mozilla/5.0 (Macintosh; Intel Mac OS X 10_9_2) AppleWebKit/537.36 (KHTML, like Gecko) Chrome/36.0.1944.0 Safari/537.36"</text:p>
      <text:p text:style-name="P214">[...]</text:p>
      <text:p text:style-name="Horizontal_20_Line"/>
      <text:p text:style-name="P35"/>
      <text:p text:style-name="P62">Boundaries:</text:p>
      <text:p text:style-name="P218"><text:span text:style-name="T1">\b</text:span>ADDRESS<text:span text:style-name="T1">\b</text:span></text:p>
      <text:p text:style-name="P218"/>
      <text:p text:style-name="P216">If we match words that are in the middle of a sentence,not like with ^ or $ learnt in the previous subject, we can use boundaries.</text:p>
      <text:p text:style-name="P216"/>
      <text:p text:style-name="P217">Is good as well to find a word that is not part of other word, like <text:span text:style-name="T78">book</text:span> and <text:span text:style-name="T78">bookstore</text:span></text:p>
      <text:p text:style-name="P35"/>
      <text:p text:style-name="P219">Before the opening <text:span text:style-name="T1">\b</text:span> cannot be a word character.</text:p>
      <text:p text:style-name="P219">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2">will show all the words that contain Van</text:span></text:p>
      <text:p text:style-name="P220"/>
      <text:p text:style-name="P220"><text:span text:style-name="T31">joaquim@DIT-LNX-00059:~/Documents/tests/regex$ </text:span><text:span text:style-name="T32">grep 'Van' customer-data.txt</text:span></text:p>
      <text:p text:style-name="P204"><text:span text:style-name="T34">Kuhic <text:s text:c="2"/>Libby <text:s text:c="2"/>integrate51492@hotmail.com <text:s text:c="5"/>654 John Locks, Lake </text:span><text:span text:style-name="T48">Van</text:span><text:span text:style-name="T34">ce, HI 03208-4179 <text:s text:c="6"/>03-29-1954 <text:s text:c="5"/>449256112</text:span></text:p>
      <text:p text:style-name="P204"><text:span text:style-name="T34">Adams <text:s text:c="2"/>Juliana blue13562@yahoo.com <text:s text:c="4"/>092 </text:span><text:span text:style-name="T48">Van</text:span><text:span text:style-name="T34">dervort Neck, Dibberthaven, VT 98226 <text:s text:c="4"/>01-27-1986 <text:s text:c="5"/>091251345</text:span></text:p>
      <text:p text:style-name="P204"><text:span text:style-name="T34">Blanda <text:s/></text:span><text:span text:style-name="T48">Van</text:span><text:span text:style-name="T34"> <text:s text:c="4"/>RefinedGraniteBacon35451@yahoo.com <text:s text:c="5"/>64507 Gleason Throughway, Langoshstad, NH 00244-4399 <text:s text:c="3"/>08-03-1996 <text:s text:c="5"/>977901475</text:span></text:p>
      <text:p text:style-name="P220"/>
      <text:p text:style-name="P21"/>
      <text:p text:style-name="P21">grep for Van using boundaries: <text:s/><text:span text:style-name="T22">Will show only Van, with nothing being part of it.</text:span></text:p>
      <text:p text:style-name="P35"/>
      <text:p text:style-name="P35"><text:span text:style-name="T31">joaquim@DIT-LNX-00059:~/Documents/tests/regex$ </text:span><text:span text:style-name="T32">grep '\bVan\b' customer-data.txt</text:span></text:p>
      <text:p text:style-name="Standard"><text:span text:style-name="T31">Blanda <text:s/></text:span><text:span text:style-name="T47">Van</text:span><text:span text:style-name="T31"> <text:s text:c="4"/>RefinedGraniteBacon35451@yahoo.com <text:s text:c="5"/>64507 Gleason Throughway, Langoshstad, NH 00244-4399 <text:s text:c="3"/>08-03-1996 <text:s text:c="5"/>977901475</text:span></text:p>
      <text:p text:style-name="P35"/>
      <text:p text:style-name="P35"/>
      <text:p text:style-name="P222"><text:span text:style-name="T1">Do a reverse boundary</text:span>, show the opposite of the previous command, is like \W</text:p>
      <text:p text:style-name="P222"/>
      <text:p text:style-name="P222"><text:span text:style-name="T31">joaquim@DIT-LNX-00059:~/Documents/tests/regex$ </text:span><text:span text:style-name="T32">grep '\bVan\B' customer-data.txt</text:span></text:p>
      <text:p text:style-name="P204"><text:span text:style-name="T34">Kuhic <text:s text:c="2"/>Libby <text:s text:c="2"/>integrate51492@hotmail.com <text:s text:c="5"/>654 John Locks, Lake </text:span><text:span text:style-name="T48">Van</text:span><text:span text:style-name="T34">ce, HI 03208-4179 <text:s text:c="6"/>03-29-1954 <text:s text:c="5"/>449256112</text:span></text:p>
      <text:p text:style-name="P204"><text:span text:style-name="T34">Adams <text:s text:c="2"/>Juliana blue13562@yahoo.com <text:s text:c="4"/>092 </text:span><text:span text:style-name="T48">Van</text:span><text:span text:style-name="T34">dervort Neck, Dibberthaven, VT 98226 <text:s text:c="4"/>01-27-1986 <text:s text:c="5"/>091251345</text:span></text:p>
      <text:p text:style-name="P222"/>
      <text:p text:style-name="P35"/>
      <text:p text:style-name="P22">Use it on vim:</text:p>
      <text:p text:style-name="P223">/<text:span text:style-name="T80">\</text:span>&lt;bVan\&gt;</text:p>
      <text:p text:style-name="P224">This is slash and backslash / and \ <text:s/>=/\</text:p>
      <text:p text:style-name="Horizontal_20_Line"/>
      <text:p text:style-name="P63">Alternation:</text:p>
      <text:p text:style-name="P35"/>
      <text:p text:style-name="P35"/>
      <text:p text:style-name="P23">Pick NJ or PA from <text:span text:style-name="T19">customer-data.txt: Ignoring Case Sensitive</text:span></text:p>
      <text:p text:style-name="P35">grep -Ei '\b(NJ|PA)\b' customer-data.txt</text:p>
      <text:p text:style-name="P35"/>
      <text:p text:style-name="P35">-<text:span text:style-name="T81">E → Use ERE, extended regular expressions</text:span></text:p>
      <text:p text:style-name="P35">-<text:span text:style-name="T82">i Ignore case sensitive</text:span></text:p>
      <text:p text:style-name="P35"/>
      <text:p text:style-name="P35"/>
      <text:p text:style-name="P225">You can do it without -i but requires more work:</text:p>
      <text:p text:style-name="P225"/>
      <text:p text:style-name="P44">(NJ|PA<text:span text:style-name="T83">|nj|pa|Nj|Pa|nJ|pA</text:span>) <text:s/></text:p>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Horizontal_20_Line"/>
      <text:p text:style-name="Text_20_body"/>
      <text:p text:style-name="P64">Repetition:</text:p>
      <text:p text:style-name="P35"/>
      <text:p text:style-name="P234"><text:span text:style-name="T1">Example:</text:span> Match Urls, http or https <text:span text:style-name="T87">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6"/>
      <text:p text:style-name="P226"/>
      <text:p text:style-name="P226">https<text:span text:style-name="T1">?</text:span>\:\/\/(www\.)<text:span text:style-name="T1">?</text:span>([a-zA-Z0-9][a-zA-Z0-9\-)]*)\.[a-zA-Z0-9]{2,63}\<text:span text:style-name="T1">/</text:span>?([a-zA-Z0-9\-]*)?</text:p>
      <text:p text:style-name="P25"/>
      <text:p text:style-name="P24">Explained:</text:p>
      <text:p text:style-name="P232"/>
      <text:p text:style-name="P231"><text:span text:style-name="T1">? </text:span><text:span text:style-name="T84">= <text:s/>makes the previous token optional, here: </text:span><text:span text:style-name="T9"><text:s/>s <text:s/>,</text:span><text:span text:style-name="T84"> <text:s/>(www\.) <text:s/>, <text:s/>/ <text:s/>and <text:s text:c="2"/>([a-zA-Z0-9\-]*)?</text:span></text:p>
      <text:p text:style-name="P233"><text:span text:style-name="T1">[ ]</text:span> = defines ranges <text:span text:style-name="T85">for a single character match.</text:span></text:p>
      <text:p text:style-name="P237"><text:span text:style-name="T1">{ }</text:span> = <text:span text:style-name="T90">Minimum amount of matches and maximum amount of matches.</text:span></text:p>
      <text:p text:style-name="P230"/>
      <text:p text:style-name="P227"><text:span text:style-name="T1">([a-z,A-Z,0-9][a-z,A-Z,0-9\-)]*)</text:span> <text:span text:style-name="T86">= <text:s/></text:span></text:p>
      <text:p text:style-name="P240">A second level domain (google , linuxacademy , a , etc) can have lower and upper case letters, numbers and can have a dash (-) in the middle, NOT at the beginning. </text:p>
      <text:p text:style-name="P235"/>
      <text:p text:style-name="P235">That’s why the first [ ] have no dash (-) and the second one have it.</text:p>
      <text:p text:style-name="P229"/>
      <text:p text:style-name="P236">The asterisk <text:span text:style-name="T1">*</text:span> takes the second token and repeat it 0 or more times. So if we have <text:a xlink:type="simple" xlink:href="http://a.com/" text:style-name="Internet_20_link" text:visited-style-name="Visited_20_Internet_20_Link">http://a.com</text:a> will match <text:span text:style-name="T88">it, because the second token can be 0 (nothing). If we use a plus (+) won’t match because is using 1 or more.</text:span></text:p>
      <text:p text:style-name="P229"/>
      <text:p text:style-name="P228"><text:span text:style-name="T1">[a-z,A-Z,0-9]{2,63}</text:span> <text:span text:style-name="T89">= A top level domain can have between 2 and 63 characters, numbers and letters (case sensitivity doesn’t matter)</text:span></text:p>
      <text:p text:style-name="P228"/>
      <text:p text:style-name="P229"/>
      <text:p text:style-name="P229">Same result:</text:p>
      <text:p text:style-name="P229">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1"> = Perl regex, compatible with PCRE</text:span></text:p>
      <text:p text:style-name="P238"><text:span text:style-name="T10">o </text:span><text:span text:style-name="T91">= Print only matching (non-empty), not the line that contains the match.</text:span></text:p>
      <text:p text:style-name="P239"><text:span text:style-name="T1">sort -r</text:span> = sort in alphabetical order</text:p>
      <text:p text:style-name="P239"><text:span text:style-name="T1">uniq -c </text:span>= show only one match if it’s repeated and count the number of matches, example:</text:p>
      <text:p text:style-name="P239"><text:tab/>4 http://google.com </text:p>
      <text:p text:style-name="P239"><text:tab/>6 http://www.linumxacademy.com</text:p>
      <text:p text:style-name="P239"/>
      <text:p text:style-name="Horizontal_20_Line"/>
      <text:p text:style-name="P65">Possessive Quantifiers:</text:p>
      <text:p text:style-name="P98"><text:a xlink:type="simple" xlink:href="https://www.rexegg.com/regex-quantifiers.html" text:style-name="Internet_20_link" text:visited-style-name="Visited_20_Internet_20_Link"/></text:p>
      <text:p text:style-name="P97"><text:span text:style-name="T37">Quantifiers are greedy or possessive by default</text:span><text:span text:style-name="T92">. Will try to match as much as possible.</text:span></text:p>
      <text:p text:style-name="P97"/>
      <text:p text:style-name="P103">If you want to be more specific you will need to add the <text:span text:style-name="T1">question mark <text:s/>? </text:span>which will </text:p>
      <text:p text:style-name="P98"/>
      <text:p text:style-name="P104">There are two types:</text:p>
      <text:p text:style-name="P80">Possessive or greedy: <text:span text:style-name="T22">will match everything until the last token that you are looking for.</text:span></text:p>
      <text:p text:style-name="P104"/>
      <text:p text:style-name="P104">Non-greedy: <text:s/>Will stop matching on the first match, then will start again until the next match and so on, see examples below.</text:p>
      <text:p text:style-name="P98"/>
      <text:p text:style-name="P81"/>
      <text:p text:style-name="P94"><text:span text:style-name="T1">. Period or dot metacharacter:</text:span> Works as a wildcard, match any single character.</text:p>
      <text:p text:style-name="P95"/>
      <text:p text:style-name="P96"/>
      <text:p text:style-name="P96"/>
      <text:p text:style-name="P76"/>
      <text:p text:style-name="P75">Examples:</text:p>
      <text:p text:style-name="P100"/>
      <text:p text:style-name="P66">Greedy:</text:p>
      <text:p text:style-name="P77">Example 1:</text:p>
      <text:p text:style-name="P100"><text:span text:style-name="T1">&lt;.*&gt; </text:span><text:s text:c="2"/>→ <text:s/>match any single character 0 or more times</text:p>
      <text:p text:style-name="P100"><text:span text:style-name="T94">&lt;i&gt;regex&lt;/i&gt;</text:span><text:span text:style-name="T95"><text:tab/>→ </text:span>will match everything</text:p>
      <text:p text:style-name="P100"/>
      <text:p text:style-name="P77">Example 2:</text:p>
      <text:p text:style-name="P100">\*.*\* <text:s text:c="2"/>→ escape an asterisk, then match any single character (with the period) , repeat the last token 0 or more times and escape an asterisk</text:p>
      <text:p text:style-name="P137">*Regular expressions*, sometimes known as *regex*</text:p>
      <text:p text:style-name="P100"/>
      <text:p text:style-name="P100"/>
      <text:p text:style-name="P66">Non-greedy:</text:p>
      <text:p text:style-name="P75"/>
      <text:p text:style-name="P77">Example 1:</text:p>
      <text:p text:style-name="P100"><text:span text:style-name="T1">&lt;.*?&gt;</text:span> dfsdsfg</text:p>
      <text:p text:style-name="P100"><text:soft-page-break/><text:span text:style-name="T94">&lt;i&gt;</text:span><text:span text:style-name="T95">regex</text:span><text:span text:style-name="T94">&lt;/i&gt;</text:span><text:span text:style-name="T95"><text:tab/>→ will match </text:span></text:p>
      <text:p text:style-name="P100"/>
      <text:p text:style-name="P77"/>
      <text:p text:style-name="P77"/>
      <text:p text:style-name="P77">Example 2:</text:p>
      <text:p text:style-name="P101">\*.*?\* </text:p>
      <text:p text:style-name="P92"><text:span text:style-name="T22">*Regular expressions*</text:span><text:span text:style-name="T28">, sometimes known as </text:span><text:span text:style-name="T22">*regex*</text:span></text:p>
      <text:p text:style-name="P101"/>
      <text:p text:style-name="P102">This checks first for an asterisk, then checks any single character and repeats it until it reaches another asterisk.</text:p>
      <text:p text:style-name="P102"/>
      <text:p text:style-name="P102">Then starts again to search for an asterisk. <text:s/>Is doing the following questions, we are on:</text:p>
      <text:p text:style-name="P140"><text:tab/><text:span text:style-name="T96">, sometimes known as </text:span></text:p>
      <text:p text:style-name="P102">Is the next token an asterisk? <text:s/>(is a comma → <text:s text:c="2"/>, <text:s/>) <text:s text:c="2"/>NO, then look for the next token.</text:p>
      <text:p text:style-name="P102">Is the next token an asterisk? <text:s text:c="2"/>(the empty space between , and s), NO, then look for the next token.</text:p>
      <text:p text:style-name="P102">Is the next token an asterisk? <text:s text:c="2"/>(the s), NO, then look the next token.</text:p>
      <text:p text:style-name="P102">And like this all the time until reaches the next asterisk, which is <text:span text:style-name="T1">*</text:span>regex*</text:p>
      <text:p text:style-name="P102"/>
      <text:p text:style-name="P102"/>
      <text:p text:style-name="P77"/>
      <text:p text:style-name="P99"><text:a xlink:type="simple" xlink:href="https://www.rexegg.com/regex-quantifiers.html" text:style-name="Internet_20_link" text:visited-style-name="Visited_20_Internet_20_Link">https://www.rexegg.com/regex-quantifiers.html</text:a> </text:p>
      <text:p text:style-name="P77"/>
      <text:p text:style-name="Horizontal_20_Line"/>
      <text:p text:style-name="P67">Character Classes:</text:p>
      <text:p text:style-name="P82"/>
      <text:p text:style-name="P105"/>
      <text:p text:style-name="P106">* Everything inside brackets [] is a Character class.</text:p>
      <text:p text:style-name="P77"/>
      <text:p text:style-name="P83">Don’t Match specific characters:</text:p>
      <text:p text:style-name="P107">* Match anything that isn’t <text:span text:style-name="T1">D</text:span>, a number or a whitespace. Match anything that isn’t <text:span text:style-name="T1">E</text:span>, a number or a whitespace.</text:p>
      <text:p text:style-name="P107"/>
      <text:p text:style-name="P107">grep -P <text:s/>“\b[^D\d\s][^E\s\d]<text:span text:style-name="T98">\b</text:span>” customer-data.txt</text:p>
      <text:p text:style-name="P107"/>
      <text:p text:style-name="P108">\b <text:s/>... \b <text:s/>boundaries</text:p>
      <text:p text:style-name="P108">[<text:span text:style-name="T1">^</text:span>] Caret sign. Between bracket means not to match the following tokens (everything inside the brackets)</text:p>
      <text:p text:style-name="P107"/>
      <text:p text:style-name="P108">D → literal D, search for capital D</text:p>
      <text:p text:style-name="P108">\d → <text:span text:style-name="T97">digit, 0 to 9</text:span></text:p>
      <text:p text:style-name="P109">\s → empty spaces</text:p>
      <text:p text:style-name="P109"/>
      <text:p text:style-name="P109">So this is saying not match digits, empty spaces, D and E.</text:p>
      <text:p text:style-name="P77"/>
      <text:p text:style-name="P109">[...]</text:p>
      <text:p text:style-name="P185">Bradtke<text:tab/>Rupert<text:tab/>salmon74744@hotmail.com<text:tab/>329 Cletus Road, East Dorriston, <text:span text:style-name="T1">MA</text:span> 73059<text:tab/>11-15-</text:p>
      <text:p text:style-name="P185">Rowe<text:tab/>Unique<text:tab/>Virginia40885@outlook.com<text:tab/>216 Krajcik Estate, Port Brigitte, <text:span text:style-name="T1">OH</text:span> 59825-1221<text:tab/></text:p>
      <text:p text:style-name="P185">Murazik<text:tab/>Fidel<text:tab/>usercentric83480@yahoo.com<text:tab/>8310 Leuschke Meadow, New Camrenmouth, <text:span text:style-name="T1">VA</text:span> 85620<text:tab/></text:p>
      <text:p text:style-name="P109">[...]</text:p>
      <text:p text:style-name="P110"/>
      <text:p text:style-name="P110"/>
      <text:p text:style-name="P110"/>
      <text:p text:style-name="P83"><text:soft-page-break/>Only for XML, .NET, JGSoft, and XPath implementations.</text:p>
      <text:p text:style-name="P110"/>
      <text:p text:style-name="P121">Where to test it: <text:s/><text:a xlink:type="simple" xlink:href="http://regexstorm.net/tester" text:style-name="Internet_20_link" text:visited-style-name="Visited_20_Internet_20_Link">http://regexstorm.net/tester</text:a></text:p>
      <text:p text:style-name="P121"/>
      <text:p text:style-name="P121"><text:span text:style-name="T1">Subtraction</text:span>: [A-Z<text:span text:style-name="T1">-[D]</text:span>][A-Z<text:span text:style-name="T1">-[E]</text:span>]</text:p>
      <text:p text:style-name="P77"><text:s/></text:p>
      <text:p text:style-name="P121">Match any upper case letter except D</text:p>
      <text:p text:style-name="P121">Match any upper case letter except E</text:p>
      <text:p text:style-name="P111"/>
      <text:p text:style-name="Horizontal_20_Line"/>
      <text:p text:style-name="P69">Backreferences:</text:p>
      <text:p text:style-name="P84">Capturing Group: </text:p>
      <text:p text:style-name="P123">Is like arrays in bash, <text:span text:style-name="T99">a bunch of expression, between parenthesis, that y</text:span>ou can call it many times if necessary <text:span text:style-name="T99">to repeat the same query. <text:s text:c="2"/></text:span>You can create more than one.</text:p>
      <text:p text:style-name="P123"/>
      <text:p text:style-name="P125">([ex][ample]) <text:s text:c="3"/>\1</text:p>
      <text:p text:style-name="P125">([ex][ample])([exa][mple 2]) <text:s text:c="3"/>\1 <text:s/>\2</text:p>
      <text:p text:style-name="P122"/>
      <text:p text:style-name="P85">Example: <text:s/><text:span text:style-name="T25">M</text:span><text:span text:style-name="T22">atch in a html document </text:span><text:span text:style-name="T26">all that is between &lt;&gt; and &lt;&gt;</text:span></text:p>
      <text:p text:style-name="P124"/>
      <text:p text:style-name="P186">&lt;h2 id="introducing-regular-expressions"&gt;Introducing Regular Expressions&lt;/h2&gt;</text:p>
      <text:p text:style-name="P186">&lt;h3 id="what-are-regular-expressions"&gt;What Are Regular Expressions?&lt;/h3&gt;</text:p>
      <text:p text:style-name="P186">&lt;h3 id="tools"&gt;Tools&lt;/h3&gt;</text:p>
      <text:p text:style-name="P186">&lt;li&gt;“If the expressions matches”a“, do this; if it does not, do this other thing”&lt;/li&gt;</text:p>
      <text:p text:style-name="P186">&lt;/ul&gt;&lt;/li&gt;</text:p>
      <text:p text:style-name="P186">&lt;li&gt;&lt;code&gt;(?(if)then|else)&lt;/code&gt;: If the expression matches the text referenced in &lt;code&gt;if&lt;/code&gt;, match the expression in &lt;code&gt;then&lt;/code&gt;; if it does not match the expression in &lt;code&gt;else&lt;/code&gt;.&lt;/li&gt;</text:p>
      <text:p text:style-name="P186">&lt;/ul&gt;</text:p>
      <text:p text:style-name="P186">&lt;h3 id="name</text:p>
      <text:p text:style-name="P186">&lt;h3 id="the-regular-expressions-engine"&gt;The Regular Expressions Engine&lt;/h3&gt;</text:p>
      <text:p text:style-name="P186">&lt;h3 id="literal-pattern-matching"&gt;Literal Pattern Matching&lt;/h3&gt;</text:p>
      <text:p text:style-name="P110"/>
      <text:p text:style-name="P89">Expression:</text:p>
      <text:p text:style-name="P112">grep -o -P "&lt;<text:span text:style-name="T1">([Hh][2-3]</text:span>).+?&gt;.*?&lt;\/<text:span text:style-name="T1">\1</text:span>&gt;" study-guide.html</text:p>
      <text:p text:style-name="P110"/>
      <text:p text:style-name="P90"/>
      <text:p text:style-name="P110"><text:span text:style-name="T12">1) </text:span><text:span text:style-name="T1">-</text:span><text:span text:style-name="T11">o -P <text:s/></text:span><text:span text:style-name="T100">Print only the matched part of the matching line and make the search PCRE compatible</text:span></text:p>
      <text:p text:style-name="P79"/>
      <text:p text:style-name="P113"><text:span text:style-name="T12">2) </text:span><text:span text:style-name="T1">&lt;([Hh][2-3]).+?&gt; </text:span><text:span text:style-name="T100">match upper and lower H, match the number 2 or the number 3, match everything <text:s text:c="2"/>one or more times being not greedy.</text:span></text:p>
      <text:p text:style-name="P78"/>
      <text:p text:style-name="P78"><text:span text:style-name="T101">3) </text:span>.*? <text:span text:style-name="T27">match everything 0 o more times not being greedy.</text:span></text:p>
      <text:p text:style-name="P78"/>
      <text:p text:style-name="P78"><text:span text:style-name="T101">4) &lt;\/\1&gt; </text:span><text:span text:style-name="T27">match the literal &lt;, escape the /, and repeat the first capturing group <text:s/>\1</text:span></text:p>
      <text:p text:style-name="P110"/>
      <text:p text:style-name="P126">This will match: </text:p>
      <text:p text:style-name="P127">[...]</text:p>
      <text:p text:style-name="P187">&lt;h2 id="introducing-regular-expressions"&gt;Introducing Regular Expressions&lt;/h2&gt;</text:p>
      <text:p text:style-name="P187">&lt;h3 id="what-are-regular-expressions"&gt;What Are Regular Expressions?&lt;/h3&gt;</text:p>
      <text:p text:style-name="P187">&lt;h3 id="tools"&gt;Tools&lt;/h3&gt;</text:p>
      <text:p text:style-name="P127">[...]</text:p>
      <text:p text:style-name="P110"/>
      <text:p text:style-name="P127"/>
      <text:p text:style-name="P87">Another way to have the same result:</text:p>
      <text:p text:style-name="P116"><text:soft-page-break/>grep -o -P "&lt;h\d.+?&gt;.*?&lt;\/h\d&gt;" study-guide.html</text:p>
      <text:p text:style-name="P116"/>
      <text:p text:style-name="P127"/>
      <text:p text:style-name="P127"/>
      <text:p text:style-name="P86">To remove &lt;&gt; with it’s content do:</text:p>
      <text:p text:style-name="P127"/>
      <text:p text:style-name="P114">|sed 's/&lt;[^&gt;]*&gt;//g' </text:p>
      <text:p text:style-name="P110"/>
      <text:p text:style-name="P128"><text:span text:style-name="T1">1)</text:span> sed ‘s/<text:span text:style-name="T115">EXAMPLE</text:span>//g’ <text:s text:c="2"/>→ substitute <text:span text:style-name="T115">EXAMPLE</text:span> for nothing and do it globally</text:p>
      <text:p text:style-name="P128"/>
      <text:p text:style-name="P115"><text:span text:style-name="T13">2)</text:span><text:span text:style-name="T102"> </text:span>&lt;[^&gt;]*&gt; →<text:span text:style-name="T103"> </text:span></text:p>
      <text:p text:style-name="P110"/>
      <text:p text:style-name="P88">Here the whole regex expression:</text:p>
      <text:p text:style-name="P110">grep -o -P "&lt;([Hh][2-3]).+?&gt;.*?&lt;\/\1&gt;" study-guide.html |sed 's/&lt;[^&gt;]*&gt;//g' </text:p>
      <text:p text:style-name="P110"/>
      <text:p text:style-name="P133">sed ‘s/ FROM / DST / g ‘ </text:p>
      <text:p text:style-name="P110"/>
      <text:p text:style-name="P91">Rafa’s query:</text:p>
      <text:p text:style-name="P110">egrep "^&lt;h3|^&lt;h2" study-guide.html | cut -d"&gt;" -f2| cut -d"&lt;" -f1</text:p>
      <text:p text:style-name="P134">egrep “word1|word2|word3” file </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54"/>
      <text:p text:style-name="P68">Named Groups:</text:p>
      <text:p text:style-name="P129"/>
      <text:p text:style-name="P130">Like in backreferences, we call an expression between parenthesis but using a name instead of a number.</text:p>
      <text:p text:style-name="P130"/>
      <text:p text:style-name="P130">You give a name to the capturing group and you reference that group by the name given.</text:p>
      <text:p text:style-name="P130"/>
      <text:p text:style-name="P135">Name groups are pioneered by python.</text:p>
      <text:p text:style-name="P130"/>
      <text:p text:style-name="P131"><text:span text:style-name="T1">Expression:</text:span> <text:s/>Following the same one for backreferences</text:p>
      <text:p text:style-name="P110">grep -o -P "&lt;(<text:span text:style-name="T1">?P&lt;</text:span><text:span text:style-name="T14">TEST</text:span><text:span text:style-name="T1">&gt;</text:span>[Hh][2-3]).+?&gt;.*?&lt;\/<text:span text:style-name="T1">(?P=</text:span><text:span text:style-name="T14">TEST</text:span><text:span text:style-name="T1">)</text:span>&gt;" <text:span text:style-name="T104">study-guide.html | sed <text:s/>'s/&lt;[^&gt;]*&gt;//g'</text:span></text:p>
      <text:p text:style-name="P110"/>
      <text:p text:style-name="P110"/>
      <text:p text:style-name="P132">Depending on the language you have to use different ways to call it:</text:p>
      <text:p text:style-name="P110"/>
      <table:table table:name="Table3" table:style-name="Table3">
        <table:table-column table:style-name="Table3.A"/>
        <table:table-column table:style-name="Table3.B"/>
        <table:table-column table:style-name="Table3.C"/>
        <table:table-row>
          <table:table-cell table:style-name="Table3.A1" office:value-type="string">
            <text:p text:style-name="P249">Language:</text:p>
          </table:table-cell>
          <table:table-cell table:style-name="Table3.A1" office:value-type="string">
            <text:p text:style-name="P246">Named Group:</text:p>
          </table:table-cell>
          <table:table-cell table:style-name="Table3.C1" office:value-type="string">
            <text:p text:style-name="P246">Reference:</text:p>
          </table:table-cell>
        </table:table-row>
        <text:soft-page-break/>
        <table:table-row>
          <table:table-cell table:style-name="Table3.A2" office:value-type="string">
            <text:p text:style-name="P247">Python</text:p>
          </table:table-cell>
          <table:table-cell table:style-name="Table3.A2" office:value-type="string">
            <text:p text:style-name="P117">(?P&lt;<text:span text:style-name="T105">tag</text:span>&gt;[Hh][2-3])</text:p>
          </table:table-cell>
          <table:table-cell table:style-name="Table3.C2" office:value-type="string">
            <text:p text:style-name="P118">(?P&lt;<text:span text:style-name="T105">tag</text:span>&gt;)</text:p>
          </table:table-cell>
        </table:table-row>
        <table:table-row>
          <table:table-cell table:style-name="Table3.A2" office:value-type="string">
            <text:p text:style-name="P248">.<text:span text:style-name="T106">NET</text:span></text:p>
          </table:table-cell>
          <table:table-cell table:style-name="Table3.A2" office:value-type="string">
            <text:p text:style-name="P117">(?&lt;<text:span text:style-name="T105">tag</text:span>&gt;[Hh][2-3])</text:p>
          </table:table-cell>
          <table:table-cell table:style-name="Table3.C2" office:value-type="string">
            <text:p text:style-name="P118"><text:span text:style-name="T108">\k</text:span>&lt;<text:span text:style-name="T105">tag</text:span>&gt;</text:p>
          </table:table-cell>
        </table:table-row>
        <table:table-row>
          <table:table-cell table:style-name="Table3.A2" office:value-type="string">
            <text:p text:style-name="P242"/>
          </table:table-cell>
          <table:table-cell table:style-name="Table3.A2" office:value-type="string">
            <text:p text:style-name="P119">(?'<text:span text:style-name="T107">tag'</text:span>[Hh][2-3])</text:p>
          </table:table-cell>
          <table:table-cell table:style-name="Table3.C2" office:value-type="string">
            <text:p text:style-name="P243"><text:span text:style-name="T108">\k</text:span>'tag'</text:p>
          </table:table-cell>
        </table:table-row>
        <table:table-row>
          <table:table-cell table:style-name="Table3.A2" office:value-type="string">
            <text:p text:style-name="P250">PCRE</text:p>
          </table:table-cell>
          <table:table-cell table:style-name="Table3.A2" office:value-type="string">
            <text:p text:style-name="P120">(?P&lt;<text:span text:style-name="T105">tag</text:span>&gt;[Hh][2-3])</text:p>
          </table:table-cell>
          <table:table-cell table:style-name="Table3.C2" office:value-type="string">
            <text:p text:style-name="P118"><text:span text:style-name="T109">(</text:span>?P&lt;<text:span text:style-name="T105">tag&gt;)</text:span></text:p>
          </table:table-cell>
        </table:table-row>
        <table:table-row>
          <table:table-cell table:style-name="Table3.A2" office:value-type="string">
            <text:p text:style-name="P242"/>
          </table:table-cell>
          <table:table-cell table:style-name="Table3.A2" office:value-type="string">
            <text:p text:style-name="P120">(?&lt;<text:span text:style-name="T105">tag</text:span>&gt;[Hh][2-3])</text:p>
          </table:table-cell>
          <table:table-cell table:style-name="Table3.C2" office:value-type="string">
            <text:p text:style-name="P136">\g{tag}</text:p>
          </table:table-cell>
        </table:table-row>
        <table:table-row>
          <table:table-cell table:style-name="Table3.A2" office:value-type="string">
            <text:p text:style-name="P242"/>
          </table:table-cell>
          <table:table-cell table:style-name="Table3.A2" office:value-type="string">
            <text:p text:style-name="P120">(?'<text:span text:style-name="T107">tag'</text:span>[Hh][2-3])</text:p>
          </table:table-cell>
          <table:table-cell table:style-name="Table3.C2" office:value-type="string">
            <text:p text:style-name="P245">\k&lt;tag&gt;</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5">\k<text:span text:style-name="T111">{</text:span>tag<text:span text:style-name="T111">}</text:span></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4"><text:span text:style-name="T110">\k</text:span>'tag'</text:p>
          </table:table-cell>
        </table:table-row>
      </table:table>
      <text:p text:style-name="P110"/>
      <text:p text:style-name="P110">grep -P '&lt;<text:span text:style-name="T1">(?P&lt;TEST&gt;[Hh][2-3])</text:span>.+?&gt;.*&lt;\/<text:span text:style-name="T1">(?P=TEST)</text:span>&gt;' study-guide.html </text:p>
      <text:p text:style-name="P110"/>
      <text:p text:style-name="P110"/>
      <text:p text:style-name="Horizontal_20_Line"/>
      <text:p text:style-name="P268">Non-capturing Groups: <text:s/><text:span text:style-name="T112">(?:)</text:span></text:p>
      <text:p text:style-name="P257">If you want to use parenthesis () as a visual hepler, to help you to separate chunk of the expression but we don’t want them to be interpreted as a capturing group.</text:p>
      <text:p text:style-name="P258">With non-capturing groups we can use <text:span text:style-name="T112">numerical </text:span><text:s/>backreferences and exclude the expressions that we want.</text:p>
      <text:p text:style-name="P269"><text:span text:style-name="T15">(?:)</text:span></text:p>
      <text:p text:style-name="P256">Example:</text:p>
      <text:p text:style-name="P263">perl -lne '/REGULAR EXPRESSION HERE/ &amp;&amp; print “OUTPUT INFORMATION”’ access-logs</text:p>
      <text:p text:style-name="Text_20_body">perl -lne '/(<text:span text:style-name="T1">?:</text:span>&lt;[Hh][2-3].*?&gt;<text:span text:style-name="T113">)</text:span>(.*?)(?:&lt;\/[Hh][2-3]&gt;)/ &amp;&amp; print <text:span text:style-name="T1">$1</text:span>' study-guide.html</text:p>
      <text:p text:style-name="P260">n → create a loop around the perl one liner</text:p>
      <text:p text:style-name="P260">e → we are going to enter a line on a program</text:p>
      <text:p text:style-name="P259">(<text:span text:style-name="T1">?:</text:span>&lt;[Hh][2-3].*?&gt;<text:span text:style-name="T113">) <text:s/>→ Non-capturing group</text:span></text:p>
      <text:p text:style-name="P259">(.*?) →<text:span text:style-name="T113"> capturing group</text:span></text:p>
      <text:p text:style-name="P259">(<text:span text:style-name="T1">?:</text:span>&lt;\/[Hh][2-3]&gt;) <text:s/><text:span text:style-name="T113">→ Non-capturing group</text:span></text:p>
      <text:p text:style-name="P261">&amp;&amp; print $1 → <text:s/><text:span text:style-name="T114">Perl is calling backreferences using $1 instead of \1</text:span></text:p>
      <text:p text:style-name="P183">[...]</text:p>
      <text:p text:style-name="P180">Boundaries</text:p>
      <text:p text:style-name="P180">Alternation</text:p>
      <text:p text:style-name="P180">Repetition</text:p>
      <text:p text:style-name="P180">Possessive Quantifiers</text:p>
      <text:p text:style-name="P180">Classes, Groups, and Backreferences</text:p>
      <text:p text:style-name="P180">More Character Classes</text:p>
      <text:p text:style-name="P180">Backreferences</text:p>
      <text:p text:style-name="P180">Named Groups</text:p>
      <text:p text:style-name="P180">Non-Capturing Groups</text:p>
      <text:p text:style-name="P183">[...]</text:p>
      <text:p text:style-name="P261"/>
      <text:p text:style-name="P262"><text:soft-page-break/>With the previous command you can have the same result using a single language instead of grep and sed.</text:p>
      <text:p text:style-name="P262"/>
      <text:p text:style-name="P262"/>
      <text:p text:style-name="P261"/>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07T16:06:14.980000000</dc:date>
    <meta:editing-duration>P14DT16H43M38S</meta:editing-duration>
    <meta:editing-cycles>268</meta:editing-cycles>
    <meta:generator>LibreOffice/6.2.1.2$Windows_X86_64 LibreOffice_project/7bcb35dc3024a62dea0caee87020152d1ee96e71</meta:generator>
    <meta:document-statistic meta:table-count="2" meta:image-count="0" meta:object-count="0" meta:page-count="16" meta:paragraph-count="453" meta:word-count="3155" meta:character-count="22121" meta:non-whitespace-character-count="18905"/>
  </office:meta>
</office:document-meta>
</file>